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odesto Poster" svg:font-family="'Modesto Poster'" style:font-pitch="variable"/>
    <style:font-face style:name="NSimSun" svg:font-family="NSimSun" style:font-family-generic="system" style:font-pitch="variable"/>
  </office:font-face-decls>
  <office:automatic-styles>
    <style:style style:name="P1" style:family="paragraph" style:parent-style-name="Standard">
      <style:text-properties style:font-name="Modesto Poster" officeooo:rsid="001cb1fe" officeooo:paragraph-rsid="001cb1fe"/>
    </style:style>
    <style:style style:name="P2" style:family="paragraph" style:parent-style-name="Standard">
      <style:paragraph-properties fo:text-align="justify" style:justify-single-word="false"/>
      <style:text-properties style:font-name="Modesto Poster" officeooo:rsid="001cb1fe" officeooo:paragraph-rsid="001cb1fe"/>
    </style:style>
    <style:style style:name="P3" style:family="paragraph" style:parent-style-name="Standard">
      <style:text-properties style:font-name="Modesto Poster" officeooo:rsid="001cfe9d" officeooo:paragraph-rsid="001cfe9d"/>
    </style:style>
    <style:style style:name="P4" style:family="paragraph" style:parent-style-name="Standard">
      <style:paragraph-properties fo:text-align="justify" style:justify-single-word="false"/>
      <style:text-properties style:font-name="Modesto Poster" officeooo:rsid="001cfe9d" officeooo:paragraph-rsid="004385bc"/>
    </style:style>
    <style:style style:name="P5" style:family="paragraph" style:parent-style-name="Standard">
      <style:paragraph-properties fo:text-align="justify" style:justify-single-word="false"/>
      <style:text-properties style:font-name="Modesto Poster" officeooo:rsid="001e5a80" officeooo:paragraph-rsid="001e5a80"/>
    </style:style>
    <style:style style:name="P6" style:family="paragraph" style:parent-style-name="Standard">
      <style:paragraph-properties fo:text-align="justify" style:justify-single-word="false"/>
      <style:text-properties style:font-name="Modesto Poster" officeooo:rsid="001e984c" officeooo:paragraph-rsid="001e984c"/>
    </style:style>
    <style:style style:name="P7" style:family="paragraph" style:parent-style-name="Standard">
      <style:paragraph-properties fo:text-align="justify" style:justify-single-word="false"/>
      <style:text-properties style:font-name="Modesto Poster" officeooo:rsid="001fc5a2" officeooo:paragraph-rsid="001fc5a2"/>
    </style:style>
    <style:style style:name="P8" style:family="paragraph" style:parent-style-name="Standard">
      <style:paragraph-properties fo:text-align="justify" style:justify-single-word="false"/>
      <style:text-properties style:font-name="Modesto Poster" officeooo:rsid="0021ee75" officeooo:paragraph-rsid="0021ee75"/>
    </style:style>
    <style:style style:name="P9" style:family="paragraph" style:parent-style-name="Standard">
      <style:paragraph-properties fo:text-align="justify" style:justify-single-word="false"/>
      <style:text-properties style:font-name="Modesto Poster" officeooo:rsid="0021ee75" officeooo:paragraph-rsid="00386675"/>
    </style:style>
    <style:style style:name="P10" style:family="paragraph" style:parent-style-name="Standard">
      <style:paragraph-properties fo:text-align="justify" style:justify-single-word="false"/>
      <style:text-properties style:font-name="Minion Pro Med" fo:font-size="8pt" officeooo:rsid="001cb1fe" officeooo:paragraph-rsid="001cb1fe" style:font-size-asian="7pt" style:font-size-complex="8pt"/>
    </style:style>
    <style:style style:name="P11" style:family="paragraph" style:parent-style-name="Standard">
      <style:paragraph-properties fo:text-align="justify" style:justify-single-word="false"/>
      <style:text-properties style:font-name="Minion Pro Med" fo:font-size="8pt" officeooo:rsid="001cb1fe" officeooo:paragraph-rsid="001d4c06" style:font-size-asian="7pt" style:font-size-complex="8pt"/>
    </style:style>
    <style:style style:name="P12" style:family="paragraph" style:parent-style-name="Standard">
      <style:paragraph-properties fo:text-align="justify" style:justify-single-word="false"/>
      <style:text-properties style:font-name="Minion Pro Med" fo:font-size="8pt" officeooo:rsid="001cb1fe" officeooo:paragraph-rsid="001e5a80" style:font-size-asian="7pt" style:font-size-complex="8pt"/>
    </style:style>
    <style:style style:name="P13" style:family="paragraph" style:parent-style-name="Standard">
      <style:paragraph-properties fo:text-align="justify" style:justify-single-word="false"/>
      <style:text-properties style:font-name="Minion Pro Med" fo:font-size="8pt" officeooo:rsid="001cb1fe" officeooo:paragraph-rsid="001e984c" style:font-size-asian="7pt" style:font-size-complex="8pt"/>
    </style:style>
    <style:style style:name="P14" style:family="paragraph" style:parent-style-name="Standard">
      <style:paragraph-properties fo:text-align="justify" style:justify-single-word="false"/>
      <style:text-properties style:font-name="Minion Pro Med" fo:font-size="8pt" officeooo:rsid="001cb1fe" officeooo:paragraph-rsid="001fc5a2" style:font-size-asian="7pt" style:font-size-complex="8pt"/>
    </style:style>
    <style:style style:name="P15" style:family="paragraph" style:parent-style-name="Standard">
      <style:paragraph-properties fo:text-align="justify" style:justify-single-word="false"/>
      <style:text-properties style:font-name="Minion Pro Med" fo:font-size="8pt" officeooo:rsid="001cb1fe" officeooo:paragraph-rsid="00215411" style:font-size-asian="7pt" style:font-size-complex="8pt"/>
    </style:style>
    <style:style style:name="P16" style:family="paragraph" style:parent-style-name="Standard">
      <style:paragraph-properties fo:text-align="justify" style:justify-single-word="false"/>
      <style:text-properties style:font-name="Minion Pro Med" fo:font-size="8pt" officeooo:rsid="001cb1fe" officeooo:paragraph-rsid="0021ee75" style:font-size-asian="7pt" style:font-size-complex="8pt"/>
    </style:style>
    <style:style style:name="P17" style:family="paragraph" style:parent-style-name="Standard">
      <style:paragraph-properties fo:text-align="justify" style:justify-single-word="false"/>
      <style:text-properties style:font-name="Minion Pro Med" fo:font-size="8pt" officeooo:rsid="001cb1fe" officeooo:paragraph-rsid="0022323f" style:font-size-asian="7pt" style:font-size-complex="8pt"/>
    </style:style>
    <style:style style:name="P18" style:family="paragraph" style:parent-style-name="Standard">
      <style:paragraph-properties fo:text-align="justify" style:justify-single-word="false"/>
      <style:text-properties style:font-name="Minion Pro Med" fo:font-size="8pt" officeooo:rsid="001cb1fe" officeooo:paragraph-rsid="0027397f" style:font-size-asian="7pt" style:font-size-complex="8pt"/>
    </style:style>
    <style:style style:name="P19" style:family="paragraph" style:parent-style-name="Standard">
      <style:paragraph-properties fo:text-align="justify" style:justify-single-word="false"/>
      <style:text-properties style:font-name="Minion Pro Med" fo:font-size="8pt" officeooo:rsid="001cb1fe" officeooo:paragraph-rsid="002a65fd" style:font-size-asian="7pt" style:font-size-complex="8pt"/>
    </style:style>
    <style:style style:name="P20" style:family="paragraph" style:parent-style-name="Standard">
      <style:paragraph-properties fo:text-align="justify" style:justify-single-word="false"/>
      <style:text-properties style:font-name="Minion Pro Med" fo:font-size="8pt" officeooo:rsid="001cb1fe" officeooo:paragraph-rsid="002c25b5" style:font-size-asian="7pt" style:font-size-complex="8pt"/>
    </style:style>
    <style:style style:name="P21" style:family="paragraph" style:parent-style-name="Standard">
      <style:paragraph-properties fo:margin-top="0.199cm" fo:margin-bottom="0cm" style:contextual-spacing="false" fo:text-align="justify" style:justify-single-word="false"/>
      <style:text-properties style:font-name="Minion Pro Med" fo:font-size="8pt" officeooo:rsid="001cb1fe" officeooo:paragraph-rsid="001cfe9d" style:font-size-asian="7pt" style:font-size-complex="8pt"/>
    </style:style>
    <style:style style:name="P22" style:family="paragraph" style:parent-style-name="Standard">
      <style:paragraph-properties fo:text-align="justify" style:justify-single-word="false"/>
      <style:text-properties style:font-name="Minion Pro Med" fo:font-size="8pt" officeooo:rsid="001cb1fe" officeooo:paragraph-rsid="001cfe9d" style:font-size-asian="7pt" style:font-size-complex="8pt"/>
    </style:style>
    <style:style style:name="P23"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cfe9d" style:font-size-asian="7pt" style:font-size-complex="8pt"/>
    </style:style>
    <style:style style:name="P24" style:family="paragraph" style:parent-style-name="Standard" style:master-page-name="">
      <loext:graphic-properties draw:fill="none"/>
      <style:paragraph-properties fo:margin-left="0cm" fo:margin-right="0cm" fo:margin-top="0.101cm" fo:margin-bottom="0cm" style:contextual-spacing="false" fo:text-align="justify" style:justify-single-word="false" fo:text-indent="0cm" style:auto-text-indent="false" style:page-number="auto" fo:background-color="transparent"/>
      <style:text-properties style:font-name="Minion Pro Med" fo:font-size="8pt" officeooo:rsid="001cb1fe" officeooo:paragraph-rsid="001cfe9d" style:font-size-asian="7pt" style:font-size-complex="8pt"/>
    </style:style>
    <style:style style:name="P25" style:family="paragraph" style:parent-style-name="Standard">
      <style:paragraph-properties fo:margin-top="0.199cm" fo:margin-bottom="0cm" style:contextual-spacing="false" fo:text-align="justify" style:justify-single-word="false"/>
      <style:text-properties style:font-name="Minion Pro Med" fo:font-size="8pt" officeooo:rsid="001cb1fe" officeooo:paragraph-rsid="003d826a" style:font-size-asian="7pt" style:font-size-complex="8pt"/>
    </style:style>
    <style:style style:name="P26" style:family="paragraph" style:parent-style-name="Standard">
      <style:paragraph-properties fo:text-align="justify" style:justify-single-word="false"/>
      <style:text-properties style:font-name="Minion Pro Med" fo:font-size="8pt" officeooo:rsid="001cb1fe" officeooo:paragraph-rsid="004385bc" style:font-size-asian="7pt" style:font-size-complex="8pt"/>
    </style:style>
    <style:style style:name="P27"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4385bc" style:font-size-asian="7pt" style:font-size-complex="8pt"/>
    </style:style>
    <style:style style:name="P28" style:family="paragraph" style:parent-style-name="Standard">
      <style:text-properties style:font-name="Minion Pro Med" fo:font-size="8pt" officeooo:rsid="001cb1fe" officeooo:paragraph-rsid="001cfe9d" style:font-size-asian="7pt" style:font-size-complex="8pt"/>
    </style:style>
    <style:style style:name="P29" style:family="paragraph" style:parent-style-name="Standard">
      <style:paragraph-properties fo:text-align="justify" style:justify-single-word="false"/>
      <style:text-properties style:font-name="Minion Pro Med" fo:font-size="8pt" officeooo:rsid="00386675" officeooo:paragraph-rsid="00386675" style:font-size-asian="7pt" style:font-size-complex="8pt"/>
    </style:style>
    <style:style style:name="P30" style:family="paragraph" style:parent-style-name="Standard">
      <style:paragraph-properties fo:text-align="justify" style:justify-single-word="false"/>
      <style:text-properties style:font-name="Minion Pro Med" fo:font-size="8pt" officeooo:rsid="00386675" officeooo:paragraph-rsid="00386fcd" style:font-size-asian="7pt" style:font-size-complex="8pt"/>
    </style:style>
    <style:style style:name="P31" style:family="paragraph" style:parent-style-name="Standard">
      <style:paragraph-properties fo:text-align="justify" style:justify-single-word="false"/>
      <style:text-properties style:font-name="Minion Pro Med" fo:font-size="8pt" fo:font-weight="bold" officeooo:rsid="001cb1fe" officeooo:paragraph-rsid="0022323f" style:font-size-asian="7pt" style:font-weight-asian="bold" style:font-size-complex="8pt" style:font-weight-complex="bold"/>
    </style:style>
    <style:style style:name="P32" style:family="paragraph" style:parent-style-name="Standard">
      <style:paragraph-properties fo:text-align="justify" style:justify-single-word="false"/>
      <style:text-properties style:font-name="Minion Pro Med" fo:font-size="8pt" fo:font-weight="bold" officeooo:rsid="0021ee75" officeooo:paragraph-rsid="001fc5a2" style:font-size-asian="7pt" style:font-weight-asian="bold" style:font-size-complex="8pt" style:font-weight-complex="bold"/>
    </style:style>
    <style:style style:name="P33" style:family="paragraph" style:parent-style-name="Standard">
      <style:paragraph-properties fo:text-align="justify" style:justify-single-word="false"/>
      <style:text-properties style:font-name="Minion Pro Med" fo:font-size="8pt" fo:font-weight="bold" officeooo:rsid="0021ee75" officeooo:paragraph-rsid="0022323f" style:font-size-asian="7pt" style:font-weight-asian="bold" style:font-size-complex="8pt" style:font-weight-complex="bold"/>
    </style:style>
    <style:style style:name="P34" style:family="paragraph" style:parent-style-name="Standard">
      <style:paragraph-properties fo:text-align="justify" style:justify-single-word="false"/>
      <style:text-properties style:font-name="Minion Pro Med" fo:font-size="8pt" fo:font-weight="bold" officeooo:rsid="002e82a9" officeooo:paragraph-rsid="002e82a9" style:font-size-asian="7pt" style:font-weight-asian="bold" style:font-size-complex="8pt" style:font-weight-complex="bold"/>
    </style:style>
    <style:style style:name="P35" style:family="paragraph" style:parent-style-name="Standard">
      <style:paragraph-properties fo:text-align="justify" style:justify-single-word="false"/>
      <style:text-properties style:font-name="Minion Pro Med" fo:font-size="8pt" fo:font-weight="bold" officeooo:rsid="002fe46f" officeooo:paragraph-rsid="0022323f" style:font-size-asian="7pt" style:font-weight-asian="bold" style:font-size-complex="8pt" style:font-weight-complex="bold"/>
    </style:style>
    <style:style style:name="P36" style:family="paragraph" style:parent-style-name="Standard">
      <style:paragraph-properties fo:text-align="justify" style:justify-single-word="false"/>
      <style:text-properties style:font-name="Minion Pro Med" fo:font-size="8pt" fo:font-weight="bold" officeooo:rsid="002fe46f" officeooo:paragraph-rsid="002fe46f" style:font-size-asian="7pt" style:font-weight-asian="bold" style:font-size-complex="8pt" style:font-weight-complex="bold"/>
    </style:style>
    <style:style style:name="P37" style:family="paragraph" style:parent-style-name="Standard">
      <style:paragraph-properties fo:text-align="justify" style:justify-single-word="false"/>
      <style:text-properties style:font-name="Minion Pro Med" fo:font-size="8pt" fo:font-weight="bold" officeooo:rsid="003647d8" officeooo:paragraph-rsid="0022323f" style:font-size-asian="7pt" style:font-weight-asian="bold" style:font-size-complex="8pt" style:font-weight-complex="bold"/>
    </style:style>
    <style:style style:name="P38" style:family="paragraph" style:parent-style-name="Standard">
      <style:paragraph-properties fo:text-align="justify" style:justify-single-word="false"/>
      <style:text-properties style:font-name="Minion Pro Med" fo:font-size="8pt" fo:font-style="italic" officeooo:rsid="001cb1fe" officeooo:paragraph-rsid="001e984c" style:font-size-asian="7pt" style:font-style-asian="italic" style:font-size-complex="8pt" style:font-style-complex="italic"/>
    </style:style>
    <style:style style:name="P39" style:family="paragraph" style:parent-style-name="Standard">
      <style:paragraph-properties fo:margin-top="0.199cm" fo:margin-bottom="0cm" style:contextual-spacing="false"/>
      <style:text-properties style:font-name="Minion Pro" fo:font-size="9pt" fo:font-weight="bold" officeooo:rsid="001cfe9d" officeooo:paragraph-rsid="001cfe9d" style:font-size-asian="9pt" style:font-weight-asian="bold" style:font-size-complex="9pt" style:font-weight-complex="bold"/>
    </style:style>
    <style:style style:name="P40" style:family="paragraph" style:parent-style-name="Standard">
      <style:paragraph-properties fo:text-align="justify" style:justify-single-word="false"/>
      <style:text-properties style:font-name="Minion Pro" fo:font-size="9pt" fo:font-weight="bold" officeooo:rsid="001cfe9d" officeooo:paragraph-rsid="001cfe9d" style:font-size-asian="9pt" style:font-weight-asian="bold" style:font-size-complex="9pt" style:font-weight-complex="bold"/>
    </style:style>
    <style:style style:name="P41" style:family="paragraph" style:parent-style-name="Standard">
      <style:paragraph-properties fo:text-align="justify" style:justify-single-word="false"/>
      <style:text-properties style:font-name="Minion Pro" fo:font-size="9pt" fo:font-weight="bold" officeooo:rsid="001cfe9d" officeooo:paragraph-rsid="004385bc" style:font-size-asian="9pt" style:font-weight-asian="bold" style:font-size-complex="9pt" style:font-weight-complex="bold"/>
    </style:style>
    <style:style style:name="P42" style:family="paragraph" style:parent-style-name="Standard">
      <style:paragraph-properties fo:margin-top="0.423cm" fo:margin-bottom="0.212cm" style:contextual-spacing="false" fo:keep-together="always" fo:keep-with-next="always"/>
      <style:text-properties style:font-name="Modesto Poster" fo:font-size="16pt" officeooo:rsid="001cfe9d" style:font-size-asian="16pt" style:font-size-complex="16pt"/>
    </style:style>
    <style:style style:name="P43" style:family="paragraph" style:parent-style-name="Standard">
      <style:paragraph-properties fo:margin-top="0.423cm" fo:margin-bottom="0.212cm" style:contextual-spacing="false" fo:keep-together="always" fo:keep-with-next="always"/>
      <style:text-properties style:font-name="Modesto Poster" officeooo:rsid="001cfe9d"/>
    </style:style>
    <style:style style:name="P44" style:family="paragraph" style:parent-style-name="Standard">
      <style:paragraph-properties fo:text-align="justify" style:justify-single-word="false"/>
      <style:text-properties style:font-name="Modesto Poster" officeooo:rsid="001cfe9d" officeooo:paragraph-rsid="004385bc"/>
    </style:style>
    <style:style style:name="P45" style:family="paragraph" style:parent-style-name="Standard">
      <style:paragraph-properties fo:margin-top="0.101cm" fo:margin-bottom="0cm" style:contextual-spacing="false" fo:text-align="justify" style:justify-single-word="false"/>
      <style:text-properties style:font-name="Modesto Poster" officeooo:rsid="001cfe9d" officeooo:paragraph-rsid="005effb3"/>
    </style:style>
    <style:style style:name="P46" style:family="paragraph" style:parent-style-name="Standard">
      <style:text-properties style:font-name="Modesto Poster" officeooo:rsid="001cfe9d" officeooo:paragraph-rsid="001cfe9d"/>
    </style:style>
    <style:style style:name="P47" style:family="paragraph" style:parent-style-name="Standard">
      <style:text-properties style:font-name="Modesto Poster" officeooo:rsid="001cfe9d" officeooo:paragraph-rsid="0055958c"/>
    </style:style>
    <style:style style:name="P48" style:family="paragraph" style:parent-style-name="Standard">
      <style:paragraph-properties fo:text-align="justify" style:justify-single-word="false"/>
      <style:text-properties style:font-name="Modesto Poster" officeooo:rsid="0055fa40" officeooo:paragraph-rsid="0055fa40"/>
    </style:style>
    <style:style style:name="P49" style:family="paragraph" style:parent-style-name="Standard">
      <style:paragraph-properties fo:text-align="justify" style:justify-single-word="false"/>
      <style:text-properties style:font-name="Modesto Poster" officeooo:rsid="0057feb8" officeooo:paragraph-rsid="0057feb8"/>
    </style:style>
    <style:style style:name="P50" style:family="paragraph" style:parent-style-name="Standard">
      <style:paragraph-properties fo:text-align="justify" style:justify-single-word="false"/>
      <style:text-properties style:font-name="Modesto Poster" officeooo:rsid="005871b7" officeooo:paragraph-rsid="005871b7"/>
    </style:style>
    <style:style style:name="P51" style:family="paragraph" style:parent-style-name="Standard">
      <style:paragraph-properties fo:margin-top="0.101cm" fo:margin-bottom="0cm" style:contextual-spacing="false" fo:text-align="justify" style:justify-single-word="false"/>
      <style:text-properties style:font-name="Modesto Poster" officeooo:rsid="005871b7" officeooo:paragraph-rsid="005871b7"/>
    </style:style>
    <style:style style:name="P52" style:family="paragraph" style:parent-style-name="Standard">
      <style:paragraph-properties fo:margin-top="0.101cm" fo:margin-bottom="0cm" style:contextual-spacing="false" fo:text-align="justify" style:justify-single-word="false"/>
      <style:text-properties style:font-name="Modesto Poster" officeooo:rsid="005871b7" officeooo:paragraph-rsid="005effb3"/>
    </style:style>
    <style:style style:name="P53" style:family="paragraph" style:parent-style-name="Standard">
      <style:paragraph-properties fo:margin-top="0.101cm" fo:margin-bottom="0cm" style:contextual-spacing="false" fo:text-align="justify" style:justify-single-word="false"/>
      <style:text-properties style:font-name="Modesto Poster" officeooo:rsid="0055958c" officeooo:paragraph-rsid="005871b7"/>
    </style:style>
    <style:style style:name="P54"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3a5022" style:font-size-asian="7pt" style:font-size-complex="8pt"/>
    </style:style>
    <style:style style:name="P55" style:family="paragraph" style:parent-style-name="Standard">
      <style:paragraph-properties fo:margin-top="0cm" fo:margin-bottom="0cm" style:contextual-spacing="false" fo:text-align="justify" style:justify-single-word="false"/>
      <style:text-properties style:font-name="Minion Pro Med" fo:font-size="8pt" officeooo:rsid="001cb1fe" officeooo:paragraph-rsid="003a5022" style:font-size-asian="7pt" style:font-size-complex="8pt"/>
    </style:style>
    <style:style style:name="P56" style:family="paragraph" style:parent-style-name="Standard">
      <style:paragraph-properties fo:margin-top="0cm" fo:margin-bottom="0cm" style:contextual-spacing="false" fo:text-align="justify" style:justify-single-word="false"/>
      <style:text-properties style:font-name="Minion Pro Med" fo:font-size="8pt" officeooo:rsid="001cb1fe" style:font-size-asian="7pt" style:font-size-complex="8pt"/>
    </style:style>
    <style:style style:name="P57" style:family="paragraph" style:parent-style-name="Standard">
      <style:paragraph-properties fo:text-align="justify" style:justify-single-word="false"/>
      <style:text-properties style:font-name="Minion Pro Med" fo:font-size="8pt" officeooo:rsid="001cb1fe" officeooo:paragraph-rsid="004385bc" style:font-size-asian="7pt" style:font-size-complex="8pt"/>
    </style:style>
    <style:style style:name="P58"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4385bc" style:font-size-asian="7pt" style:font-size-complex="8pt"/>
    </style:style>
    <style:style style:name="P59"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4dad4d" style:font-size-asian="7pt" style:font-size-complex="8pt"/>
    </style:style>
    <style:style style:name="P60" style:family="paragraph" style:parent-style-name="Standard">
      <style:paragraph-properties fo:text-align="justify" style:justify-single-word="false"/>
      <style:text-properties style:font-name="Minion Pro Med" fo:font-size="8pt" officeooo:rsid="001cb1fe" officeooo:paragraph-rsid="001cfe9d" style:font-size-asian="7pt" style:font-size-complex="8pt"/>
    </style:style>
    <style:style style:name="P61" style:family="paragraph" style:parent-style-name="Standard">
      <style:paragraph-properties fo:text-align="justify" style:justify-single-word="false"/>
      <style:text-properties style:font-name="Minion Pro Med" fo:font-size="8pt" officeooo:rsid="001cb1fe" officeooo:paragraph-rsid="0055958c" style:font-size-asian="7pt" style:font-size-complex="8pt"/>
    </style:style>
    <style:style style:name="P62"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21ee75" style:font-size-asian="7pt" style:font-size-complex="8pt"/>
    </style:style>
    <style:style style:name="P63"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fc5a2" style:font-size-asian="7pt" style:font-size-complex="8pt"/>
    </style:style>
    <style:style style:name="P64"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e984c" style:font-size-asian="7pt" style:font-size-complex="8pt"/>
    </style:style>
    <style:style style:name="P65"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e5a80" style:font-size-asian="7pt" style:font-size-complex="8pt"/>
    </style:style>
    <style:style style:name="P66"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cb1fe" style:font-size-asian="7pt" style:font-size-complex="8pt"/>
    </style:style>
    <style:style style:name="P67" style:family="paragraph" style:parent-style-name="Standard">
      <style:paragraph-properties fo:text-align="justify" style:justify-single-word="false"/>
      <style:text-properties style:font-name="Minion Pro Med" fo:font-size="8pt" officeooo:rsid="00386675" officeooo:paragraph-rsid="00386675" style:font-size-asian="7pt" style:font-size-complex="8pt"/>
    </style:style>
    <style:style style:name="P68"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386675" style:font-size-asian="7pt" style:font-size-complex="8pt"/>
    </style:style>
    <style:style style:name="P69"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5fa40" style:font-size-asian="7pt" style:font-size-complex="8pt"/>
    </style:style>
    <style:style style:name="P70"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7feb8" style:font-size-asian="7pt" style:font-size-complex="8pt"/>
    </style:style>
    <style:style style:name="P71"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871b7" style:font-size-asian="7pt" style:font-size-complex="8pt"/>
    </style:style>
    <style:style style:name="P72"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effb3" style:font-size-asian="7pt" style:font-size-complex="8pt"/>
    </style:style>
    <style:style style:name="P73"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6830a0" style:font-size-asian="7pt" style:font-size-complex="8pt"/>
    </style:style>
    <style:style style:name="P74" style:family="paragraph" style:parent-style-name="Standard">
      <style:paragraph-properties fo:margin-top="0.101cm" fo:margin-bottom="0cm" style:contextual-spacing="false" fo:text-align="justify" style:justify-single-word="false"/>
      <style:text-properties style:font-name="Minion Pro Med" fo:font-size="8pt" fo:font-weight="bold" officeooo:rsid="003647d8" officeooo:paragraph-rsid="005871b7" style:font-size-asian="7pt" style:font-weight-asian="bold" style:font-size-complex="8pt" style:font-weight-complex="bold"/>
    </style:style>
    <style:style style:name="P75" style:family="paragraph" style:parent-style-name="Standard">
      <style:paragraph-properties fo:margin-top="0.101cm" fo:margin-bottom="0cm" style:contextual-spacing="false" fo:text-align="justify" style:justify-single-word="false"/>
      <style:text-properties style:font-name="Minion Pro Med" fo:font-size="8pt" fo:font-weight="bold" officeooo:rsid="003647d8" officeooo:paragraph-rsid="005effb3" style:font-size-asian="7pt" style:font-weight-asian="bold" style:font-size-complex="8pt" style:font-weight-complex="bold"/>
    </style:style>
    <style:style style:name="P76" style:family="paragraph" style:parent-style-name="Standard">
      <style:paragraph-properties fo:margin-top="0.101cm" fo:margin-bottom="0cm" style:contextual-spacing="false" fo:text-align="justify" style:justify-single-word="false"/>
      <style:text-properties style:font-name="Minion Pro Med" fo:font-size="8pt" fo:font-style="italic" fo:font-weight="bold" officeooo:rsid="003647d8" officeooo:paragraph-rsid="005effb3" style:font-size-asian="7pt" style:font-style-asian="italic" style:font-weight-asian="bold" style:font-size-complex="8pt" style:font-style-complex="italic" style:font-weight-complex="bold"/>
    </style:style>
    <style:style style:name="P77" style:family="paragraph" style:parent-style-name="Standard">
      <style:paragraph-properties fo:margin-top="0.101cm" fo:margin-bottom="0cm" style:contextual-spacing="false" fo:text-align="justify" style:justify-single-word="false"/>
      <style:text-properties style:font-name="Minion Pro Med" fo:font-size="8pt" fo:font-style="normal" fo:font-weight="bold" officeooo:rsid="003647d8" officeooo:paragraph-rsid="005effb3" style:font-size-asian="7pt" style:font-style-asian="normal" style:font-weight-asian="bold" style:font-size-complex="8pt" style:font-style-complex="normal" style:font-weight-complex="bold"/>
    </style:style>
    <style:style style:name="P78" style:family="paragraph" style:parent-style-name="Standard">
      <style:paragraph-properties fo:margin-top="0.101cm" fo:margin-bottom="0cm" style:contextual-spacing="false" fo:text-align="justify" style:justify-single-word="false"/>
      <style:text-properties officeooo:rsid="001cb1fe" officeooo:paragraph-rsid="001cb1fe"/>
    </style:style>
    <style:style style:name="P79" style:family="paragraph" style:parent-style-name="Standard">
      <style:paragraph-properties fo:text-align="justify" style:justify-single-word="false"/>
      <style:text-properties officeooo:paragraph-rsid="004385bc"/>
    </style:style>
    <style:style style:name="P80" style:family="paragraph" style:parent-style-name="Standard">
      <style:paragraph-properties fo:margin-top="0.101cm" fo:margin-bottom="0cm" style:contextual-spacing="false" fo:text-align="justify" style:justify-single-word="false"/>
      <style:text-properties officeooo:paragraph-rsid="004385bc"/>
    </style:style>
    <style:style style:name="P81" style:family="paragraph" style:parent-style-name="Standard">
      <style:paragraph-properties fo:margin-top="0.101cm" fo:margin-bottom="0cm" style:contextual-spacing="false" fo:text-align="justify" style:justify-single-word="false"/>
      <style:text-properties officeooo:paragraph-rsid="005871b7"/>
    </style:style>
    <style:style style:name="P82" style:family="paragraph" style:parent-style-name="Standard">
      <style:paragraph-properties fo:margin-top="0.101cm" fo:margin-bottom="0cm" style:contextual-spacing="false" fo:text-align="justify" style:justify-single-word="false"/>
      <style:text-properties officeooo:paragraph-rsid="005effb3"/>
    </style:style>
    <style:style style:name="P83" style:family="paragraph" style:parent-style-name="Standard">
      <style:paragraph-properties fo:text-align="justify" style:justify-single-word="false"/>
      <style:text-properties style:font-name="Minion Pro" fo:font-size="9pt" fo:font-weight="bold" officeooo:rsid="001cfe9d" officeooo:paragraph-rsid="004385bc" style:font-size-asian="9pt" style:font-weight-asian="bold" style:font-size-complex="9pt" style:font-weight-complex="bold"/>
    </style:style>
    <style:style style:name="T1" style:family="text">
      <style:text-properties fo:font-style="italic" style:font-style-asian="italic" style:font-style-complex="italic"/>
    </style:style>
    <style:style style:name="T2" style:family="text">
      <style:text-properties fo:font-style="italic" officeooo:rsid="001e984c" style:font-style-asian="italic" style:font-style-complex="italic"/>
    </style:style>
    <style:style style:name="T3" style:family="text">
      <style:text-properties fo:font-style="italic" officeooo:rsid="00215411" style:font-style-asian="italic" style:font-style-complex="italic"/>
    </style:style>
    <style:style style:name="T4" style:family="text">
      <style:text-properties fo:font-style="italic" officeooo:rsid="0021ee75" style:font-style-asian="italic" style:font-style-complex="italic"/>
    </style:style>
    <style:style style:name="T5" style:family="text">
      <style:text-properties fo:font-style="italic" officeooo:rsid="0022323f" style:font-style-asian="italic" style:font-style-complex="italic"/>
    </style:style>
    <style:style style:name="T6" style:family="text">
      <style:text-properties fo:font-style="italic" officeooo:rsid="00240789" style:font-style-asian="italic" style:font-style-complex="italic"/>
    </style:style>
    <style:style style:name="T7" style:family="text">
      <style:text-properties fo:font-style="italic" officeooo:rsid="0029c810" style:font-style-asian="italic" style:font-style-complex="italic"/>
    </style:style>
    <style:style style:name="T8" style:family="text">
      <style:text-properties fo:font-style="italic" officeooo:rsid="002da098" style:font-style-asian="italic" style:font-style-complex="italic"/>
    </style:style>
    <style:style style:name="T9" style:family="text">
      <style:text-properties fo:font-style="italic" officeooo:rsid="002f8a32" style:font-style-asian="italic" style:font-style-complex="italic"/>
    </style:style>
    <style:style style:name="T10" style:family="text">
      <style:text-properties fo:font-style="italic" officeooo:rsid="00472bc5" style:font-style-asian="italic" style:font-style-complex="italic"/>
    </style:style>
    <style:style style:name="T11" style:family="text">
      <style:text-properties fo:font-style="italic" officeooo:rsid="004c7741" style:font-style-asian="italic" style:font-style-complex="italic"/>
    </style:style>
    <style:style style:name="T12" style:family="text">
      <style:text-properties fo:font-style="italic" officeooo:rsid="004f77b6" style:font-style-asian="italic" style:font-style-complex="italic"/>
    </style:style>
    <style:style style:name="T13" style:family="text">
      <style:text-properties fo:font-style="italic" officeooo:rsid="0055fa40" style:font-style-asian="italic" style:font-style-complex="italic"/>
    </style:style>
    <style:style style:name="T14" style:family="text">
      <style:text-properties fo:font-style="italic" officeooo:rsid="00565d84" style:font-style-asian="italic" style:font-style-complex="italic"/>
    </style:style>
    <style:style style:name="T15" style:family="text">
      <style:text-properties fo:font-style="italic" officeooo:rsid="0057feb8" style:font-style-asian="italic" style:font-style-complex="italic"/>
    </style:style>
    <style:style style:name="T16" style:family="text">
      <style:text-properties fo:font-style="italic" officeooo:rsid="00593852" style:font-style-asian="italic" style:font-style-complex="italic"/>
    </style:style>
    <style:style style:name="T17" style:family="text">
      <style:text-properties fo:font-style="italic" officeooo:rsid="005ad1f6" style:font-style-asian="italic" style:font-style-complex="italic"/>
    </style:style>
    <style:style style:name="T18" style:family="text">
      <style:text-properties fo:font-style="italic" officeooo:rsid="005d165b" style:font-style-asian="italic" style:font-style-complex="italic"/>
    </style:style>
    <style:style style:name="T19" style:family="text">
      <style:text-properties fo:font-style="italic" officeooo:rsid="005effb3" style:font-style-asian="italic" style:font-style-complex="italic"/>
    </style:style>
    <style:style style:name="T20" style:family="text">
      <style:text-properties fo:font-style="italic" officeooo:rsid="006264fb" style:font-style-asian="italic" style:font-style-complex="italic"/>
    </style:style>
    <style:style style:name="T21" style:family="text">
      <style:text-properties fo:font-style="italic" officeooo:rsid="00655728" style:font-style-asian="italic" style:font-style-complex="italic"/>
    </style:style>
    <style:style style:name="T22" style:family="text">
      <style:text-properties fo:font-style="italic" officeooo:rsid="006830a0" style:font-style-asian="italic" style:font-style-complex="italic"/>
    </style:style>
    <style:style style:name="T23" style:family="text">
      <style:text-properties fo:font-style="italic" officeooo:rsid="0068c1eb"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1e5a80" style:font-weight-asian="bold" style:font-weight-complex="bold"/>
    </style:style>
    <style:style style:name="T28" style:family="text">
      <style:text-properties fo:font-weight="bold" officeooo:rsid="00215411" style:font-weight-asian="bold" style:font-weight-complex="bold"/>
    </style:style>
    <style:style style:name="T29" style:family="text">
      <style:text-properties fo:font-weight="bold" officeooo:rsid="0022323f" style:font-weight-asian="bold" style:font-weight-complex="bold"/>
    </style:style>
    <style:style style:name="T30" style:family="text">
      <style:text-properties fo:font-weight="bold" officeooo:rsid="00240789" style:font-weight-asian="bold" style:font-weight-complex="bold"/>
    </style:style>
    <style:style style:name="T31" style:family="text">
      <style:text-properties fo:font-weight="bold" officeooo:rsid="00386675" style:font-weight-asian="bold" style:font-weight-complex="bold"/>
    </style:style>
    <style:style style:name="T32" style:family="text">
      <style:text-properties fo:font-weight="bold" officeooo:rsid="00386fcd" style:font-weight-asian="bold" style:font-weight-complex="bold"/>
    </style:style>
    <style:style style:name="T33" style:family="text">
      <style:text-properties fo:font-weight="bold" officeooo:rsid="003bb122" style:font-weight-asian="bold" style:font-weight-complex="bold"/>
    </style:style>
    <style:style style:name="T34" style:family="text">
      <style:text-properties fo:font-weight="bold" officeooo:rsid="003d826a" style:font-weight-asian="bold" style:font-weight-complex="bold"/>
    </style:style>
    <style:style style:name="T35" style:family="text">
      <style:text-properties fo:font-weight="bold" officeooo:rsid="003f5a49" style:font-weight-asian="bold" style:font-weight-complex="bold"/>
    </style:style>
    <style:style style:name="T36" style:family="text">
      <style:text-properties fo:font-weight="bold" officeooo:rsid="00461e19" style:font-weight-asian="bold" style:font-weight-complex="bold"/>
    </style:style>
    <style:style style:name="T37" style:family="text">
      <style:text-properties fo:font-weight="bold" officeooo:rsid="00472bc5" style:font-weight-asian="bold" style:font-weight-complex="bold"/>
    </style:style>
    <style:style style:name="T38" style:family="text">
      <style:text-properties fo:font-weight="bold" officeooo:rsid="00480ee5" style:font-weight-asian="bold" style:font-weight-complex="bold"/>
    </style:style>
    <style:style style:name="T39" style:family="text">
      <style:text-properties fo:font-weight="bold" officeooo:rsid="0049e6bb" style:font-weight-asian="bold" style:font-weight-complex="bold"/>
    </style:style>
    <style:style style:name="T40" style:family="text">
      <style:text-properties fo:font-weight="bold" officeooo:rsid="004c7741" style:font-weight-asian="bold" style:font-weight-complex="bold"/>
    </style:style>
    <style:style style:name="T41" style:family="text">
      <style:text-properties fo:font-weight="bold" officeooo:rsid="004dad4d" style:font-weight-asian="bold" style:font-weight-complex="bold"/>
    </style:style>
    <style:style style:name="T42" style:family="text">
      <style:text-properties fo:font-weight="bold" officeooo:rsid="004f77b6" style:font-weight-asian="bold" style:font-weight-complex="bold"/>
    </style:style>
    <style:style style:name="T43" style:family="text">
      <style:text-properties fo:font-weight="bold" officeooo:rsid="00506ceb" style:font-weight-asian="bold" style:font-weight-complex="bold"/>
    </style:style>
    <style:style style:name="T44" style:family="text">
      <style:text-properties fo:font-weight="bold" officeooo:rsid="00565d84" style:font-weight-asian="bold" style:font-weight-complex="bold"/>
    </style:style>
    <style:style style:name="T45" style:family="text">
      <style:text-properties fo:font-weight="bold" officeooo:rsid="0057feb8" style:font-weight-asian="bold" style:font-weight-complex="bold"/>
    </style:style>
    <style:style style:name="T46" style:family="text">
      <style:text-properties fo:font-weight="bold" officeooo:rsid="005ad1f6" style:font-weight-asian="bold" style:font-weight-complex="bold"/>
    </style:style>
    <style:style style:name="T47" style:family="text">
      <style:text-properties fo:font-weight="bold" officeooo:rsid="005bdca4" style:font-weight-asian="bold" style:font-weight-complex="bold"/>
    </style:style>
    <style:style style:name="T48" style:family="text">
      <style:text-properties fo:font-weight="bold" officeooo:rsid="005d165b" style:font-weight-asian="bold" style:font-weight-complex="bold"/>
    </style:style>
    <style:style style:name="T49" style:family="text">
      <style:text-properties fo:font-weight="bold" officeooo:rsid="0060e1da" style:font-weight-asian="bold" style:font-weight-complex="bold"/>
    </style:style>
    <style:style style:name="T50" style:family="text">
      <style:text-properties fo:font-weight="bold" officeooo:rsid="0060f101" style:font-weight-asian="bold" style:font-weight-complex="bold"/>
    </style:style>
    <style:style style:name="T51" style:family="text">
      <style:text-properties fo:font-weight="bold" officeooo:rsid="0062ee04" style:font-weight-asian="bold" style:font-weight-complex="bold"/>
    </style:style>
    <style:style style:name="T52" style:family="text">
      <style:text-properties fo:font-weight="bold" officeooo:rsid="00649397" style:font-weight-asian="bold" style:font-weight-complex="bold"/>
    </style:style>
    <style:style style:name="T53" style:family="text">
      <style:text-properties fo:font-weight="bold" officeooo:rsid="00655728" style:font-weight-asian="bold" style:font-weight-complex="bold"/>
    </style:style>
    <style:style style:name="T54" style:family="text">
      <style:text-properties fo:font-weight="bold" officeooo:rsid="0068150a" style:font-weight-asian="bold" style:font-weight-complex="bold"/>
    </style:style>
    <style:style style:name="T55" style:family="text">
      <style:text-properties fo:font-weight="bold" officeooo:rsid="006830a0" style:font-weight-asian="bold" style:font-weight-complex="bold"/>
    </style:style>
    <style:style style:name="T56" style:family="text">
      <style:text-properties officeooo:rsid="001e5a80"/>
    </style:style>
    <style:style style:name="T57" style:family="text">
      <style:text-properties officeooo:rsid="001e984c"/>
    </style:style>
    <style:style style:name="T58" style:family="text">
      <style:text-properties officeooo:rsid="00215411"/>
    </style:style>
    <style:style style:name="T59" style:family="text">
      <style:text-properties fo:font-weight="normal" style:font-weight-asian="normal" style:font-weight-complex="normal"/>
    </style:style>
    <style:style style:name="T60" style:family="text">
      <style:text-properties fo:font-weight="normal" officeooo:rsid="004dad4d" style:font-weight-asian="normal" style:font-weight-complex="normal"/>
    </style:style>
    <style:style style:name="T61" style:family="text">
      <style:text-properties officeooo:rsid="0021ee75"/>
    </style:style>
    <style:style style:name="T62" style:family="text">
      <style:text-properties officeooo:rsid="0022323f"/>
    </style:style>
    <style:style style:name="T63" style:family="text">
      <style:text-properties fo:font-style="normal" style:font-style-asian="normal" style:font-style-complex="normal"/>
    </style:style>
    <style:style style:name="T64" style:family="text">
      <style:text-properties officeooo:rsid="00240789"/>
    </style:style>
    <style:style style:name="T65" style:family="text">
      <style:text-properties officeooo:rsid="00255317"/>
    </style:style>
    <style:style style:name="T66" style:family="text">
      <style:text-properties officeooo:rsid="0027397f"/>
    </style:style>
    <style:style style:name="T67" style:family="text">
      <style:text-properties officeooo:rsid="002767ac"/>
    </style:style>
    <style:style style:name="T68" style:family="text">
      <style:text-properties officeooo:rsid="0027ee95"/>
    </style:style>
    <style:style style:name="T69" style:family="text">
      <style:text-properties officeooo:rsid="0029c810"/>
    </style:style>
    <style:style style:name="T70" style:family="text">
      <style:text-properties officeooo:rsid="002a65fd"/>
    </style:style>
    <style:style style:name="T71" style:family="text">
      <style:text-properties officeooo:rsid="002c25b5"/>
    </style:style>
    <style:style style:name="T72" style:family="text">
      <style:text-properties officeooo:rsid="002cdf71"/>
    </style:style>
    <style:style style:name="T73" style:family="text">
      <style:text-properties officeooo:rsid="002da098"/>
    </style:style>
    <style:style style:name="T74" style:family="text">
      <style:text-properties officeooo:rsid="002e82a9"/>
    </style:style>
    <style:style style:name="T75" style:family="text">
      <style:text-properties officeooo:rsid="002f8a32"/>
    </style:style>
    <style:style style:name="T76" style:family="text">
      <style:text-properties officeooo:rsid="002fe46f"/>
    </style:style>
    <style:style style:name="T77" style:family="text">
      <style:text-properties officeooo:rsid="003192de"/>
    </style:style>
    <style:style style:name="T78" style:family="text">
      <style:text-properties officeooo:rsid="0032e395"/>
    </style:style>
    <style:style style:name="T79" style:family="text">
      <style:text-properties officeooo:rsid="0032eec0"/>
    </style:style>
    <style:style style:name="T80" style:family="text">
      <style:text-properties officeooo:rsid="0034cfd2"/>
    </style:style>
    <style:style style:name="T81" style:family="text">
      <style:text-properties officeooo:rsid="00358df0"/>
    </style:style>
    <style:style style:name="T82" style:family="text">
      <style:text-properties officeooo:rsid="003647d8"/>
    </style:style>
    <style:style style:name="T83" style:family="text">
      <style:text-properties officeooo:rsid="00386fcd"/>
    </style:style>
    <style:style style:name="T84" style:family="text">
      <style:text-properties fo:color="#000000" loext:opacity="100%" style:font-name="Garamond" fo:font-size="16pt" fo:language="it" fo:country="IT" fo:font-weight="bold" style:font-size-asian="16pt" style:font-weight-asian="bold"/>
    </style:style>
    <style:style style:name="T85" style:family="text">
      <style:text-properties fo:color="#000000" loext:opacity="100%" style:font-name="Garamond" fo:font-size="14pt" fo:language="it" fo:country="IT" fo:font-weight="bold" style:font-size-asian="14pt" style:font-weight-asian="bold"/>
    </style:style>
    <style:style style:name="T86" style:family="text">
      <style:text-properties fo:color="#000000" loext:opacity="100%" style:font-name="Garamond" fo:font-size="11pt" fo:language="it" fo:country="IT" fo:font-weight="normal" style:font-size-asian="11pt" style:font-weight-asian="normal"/>
    </style:style>
    <style:style style:name="T87" style:family="text">
      <style:text-properties fo:color="#000000" loext:opacity="100%" style:font-name="Garamond" fo:font-size="11pt" fo:language="it" fo:country="IT" fo:font-style="normal" fo:font-weight="normal" style:font-size-asian="11pt" style:font-style-asian="normal" style:font-weight-asian="normal"/>
    </style:style>
    <style:style style:name="T88" style:family="text">
      <style:text-properties officeooo:rsid="003a5022"/>
    </style:style>
    <style:style style:name="T89" style:family="text">
      <style:text-properties officeooo:rsid="003d826a"/>
    </style:style>
    <style:style style:name="T90" style:family="text">
      <style:text-properties officeooo:rsid="003f5a49"/>
    </style:style>
    <style:style style:name="T91" style:family="text">
      <style:text-properties officeooo:rsid="003fe651"/>
    </style:style>
    <style:style style:name="T92" style:family="text">
      <style:text-properties officeooo:rsid="00408de4"/>
    </style:style>
    <style:style style:name="T93" style:family="text">
      <style:text-properties officeooo:rsid="004385bc"/>
    </style:style>
    <style:style style:name="T94" style:family="text">
      <style:text-properties officeooo:rsid="0044f8eb"/>
    </style:style>
    <style:style style:name="T95" style:family="text">
      <style:text-properties officeooo:rsid="00461e19"/>
    </style:style>
    <style:style style:name="T96" style:family="text">
      <style:text-properties officeooo:rsid="00472bc5"/>
    </style:style>
    <style:style style:name="T97" style:family="text">
      <style:text-properties style:font-name="Minion Pro Med" fo:font-size="8pt" style:font-size-asian="7pt" style:font-size-complex="8pt"/>
    </style:style>
    <style:style style:name="T98" style:family="text">
      <style:text-properties style:font-name="Minion Pro Med" fo:font-size="8pt" officeooo:rsid="001cb1fe" style:font-size-asian="7pt" style:font-size-complex="8pt"/>
    </style:style>
    <style:style style:name="T99" style:family="text">
      <style:text-properties style:font-name="Minion Pro Med" fo:font-size="8pt" officeooo:rsid="004c7741" style:font-size-asian="7pt" style:font-size-complex="8pt"/>
    </style:style>
    <style:style style:name="T100" style:family="text">
      <style:text-properties style:font-name="Minion Pro Med" fo:font-size="8pt" officeooo:rsid="00252bdb" style:font-size-asian="7pt" style:font-size-complex="8pt"/>
    </style:style>
    <style:style style:name="T101" style:family="text">
      <style:text-properties style:font-name="Minion Pro Med" fo:font-size="8pt" officeooo:rsid="00386675" style:font-size-asian="7pt" style:font-size-complex="8pt"/>
    </style:style>
    <style:style style:name="T102" style:family="text">
      <style:text-properties style:font-name="Minion Pro Med" fo:font-size="8pt" fo:font-style="italic" style:font-size-asian="7pt" style:font-style-asian="italic" style:font-size-complex="8pt" style:font-style-complex="italic"/>
    </style:style>
    <style:style style:name="T103" style:family="text">
      <style:text-properties style:font-name="Minion Pro Med" fo:font-size="8pt" fo:font-style="italic" officeooo:rsid="001cb1fe" style:font-size-asian="7pt" style:font-style-asian="italic" style:font-size-complex="8pt" style:font-style-complex="italic"/>
    </style:style>
    <style:style style:name="T104" style:family="text">
      <style:text-properties style:font-name="Minion Pro Med" fo:font-size="8pt" fo:font-style="italic" officeooo:rsid="0051cc84" style:font-size-asian="7pt" style:font-style-asian="italic" style:font-size-complex="8pt" style:font-style-complex="italic"/>
    </style:style>
    <style:style style:name="T105" style:family="text">
      <style:text-properties style:font-name="Minion Pro Med" fo:font-size="8pt" fo:font-style="italic" officeooo:rsid="00386675" style:font-size-asian="7pt" style:font-style-asian="italic" style:font-size-complex="8pt" style:font-style-complex="italic"/>
    </style:style>
    <style:style style:name="T106" style:family="text">
      <style:text-properties style:font-name="Minion Pro" fo:font-size="9pt" fo:font-weight="bold" officeooo:rsid="001cfe9d" style:font-size-asian="9pt" style:font-weight-asian="bold" style:font-size-complex="9pt" style:font-weight-complex="bold"/>
    </style:style>
    <style:style style:name="T107" style:family="text">
      <style:text-properties officeooo:rsid="004c7741"/>
    </style:style>
    <style:style style:name="T108" style:family="text">
      <style:text-properties officeooo:rsid="004dad4d"/>
    </style:style>
    <style:style style:name="T109" style:family="text">
      <style:text-properties officeooo:rsid="004f77b6"/>
    </style:style>
    <style:style style:name="T110" style:family="text">
      <style:text-properties officeooo:rsid="00506ceb"/>
    </style:style>
    <style:style style:name="T111" style:family="text">
      <style:text-properties officeooo:rsid="0055958c"/>
    </style:style>
    <style:style style:name="T112" style:family="text">
      <style:text-properties officeooo:rsid="0057feb8"/>
    </style:style>
    <style:style style:name="T113" style:family="text">
      <style:text-properties officeooo:rsid="00593852"/>
    </style:style>
    <style:style style:name="T114" style:family="text">
      <style:text-properties officeooo:rsid="005bdca4"/>
    </style:style>
    <style:style style:name="T115" style:family="text">
      <style:text-properties officeooo:rsid="005d165b"/>
    </style:style>
    <style:style style:name="T116" style:family="text">
      <style:text-properties officeooo:rsid="005e1302"/>
    </style:style>
    <style:style style:name="T117" style:family="text">
      <style:text-properties officeooo:rsid="005effb3"/>
    </style:style>
    <style:style style:name="T118" style:family="text">
      <style:text-properties officeooo:rsid="0060e1da"/>
    </style:style>
    <style:style style:name="T119" style:family="text">
      <style:text-properties officeooo:rsid="0062ee04"/>
    </style:style>
    <style:style style:name="T120" style:family="text">
      <style:text-properties officeooo:rsid="00649397"/>
    </style:style>
    <style:style style:name="T121" style:family="text">
      <style:text-properties officeooo:rsid="00655728"/>
    </style:style>
    <style:style style:name="T122" style:family="text">
      <style:text-properties officeooo:rsid="0068150a"/>
    </style:style>
    <style:style style:name="T123" style:family="text">
      <style:text-properties officeooo:rsid="006830a0"/>
    </style:style>
    <style:style style:name="T124" style:family="text">
      <style:text-properties officeooo:rsid="0068c1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loext:marker-style-name="T84">03 – Le mosse</text:p>
      <text:p text:style-name="P43" loext:marker-style-name="T85">Eseguire le mosse<text:span text:style-name="T85"/></text:p>
      <text:p text:style-name="P54" loext:marker-style-name="T86">Le mosse ti aiutano a decidere cosa succede quando fai qualcosa di rischioso o incerto e risolvono diverse situazioni narrative e meccaniche. Esiste una mossa per la maggior parte delle azioni e scene comuni che saranno rappresentate in Giuramenti di ferro. Quando fai qualcosa o ti trovi in una situazione che ricade nell’ambito di una mossa, fai riferimento a quella mossa e segui le sue istruzioni per vedere cosa succede. </text:p>
      <text:p text:style-name="P55" loext:marker-style-name="T86">Quando il manuale fa riferimento a una mossa, il suo nome è in corsivo. Quando trovi del testo in corsivo, è il segnale per fare quella mossa.</text:p>
      <text:p text:style-name="P56" loext:marker-style-name="T87">Le mosse di <text:span text:style-name="T88">Ironsworn</text:span> sono anche disponibili come scheda di riferimento stampabile su ironswornrpg.com. Fai riferimento a quella scheda durante la partita e torna su questo capitolo quando hai bisogno di indicazioni o di maggiori dettagli.</text:p>
      <text:p text:style-name="P28"/>
      <text:p text:style-name="P3">Esiti delle mosse</text:p>
      <text:p text:style-name="P21">La maggior parte delle mosse usa un <text:span text:style-name="T26">tiro d’azione</text:span> per risolverne l’esito. Tira i tuoi dadi, aggiungi la caratteristica rilevante e tutte le altre aggiunte (previste dalla mossa, dall’impeto o dalle tue risorse), poi confronta il risultato:</text:p>
      <text:p text:style-name="P21">⦁ <text:s text:c="2"/><text:span text:style-name="T33">successo pieno</text:span>: quando il tuo risultato è pari o superiore a <text:span text:style-name="T89">entrambi i valori dei </text:span><text:span text:style-name="T34">dadi sfida</text:span>, compi con successo la tua azione. Ottieni i benefici previsti dalla mossa e hai il controllo. Immagina cosa farai poi;</text:p>
      <text:p text:style-name="P25">⦁ <text:s text:c="2"/><text:span text:style-name="T33">successo debole</text:span>: quando il tuo risultato è pari o superiore a <text:span text:style-name="T89">uno solo dei </text:span><text:span text:style-name="T34">dadi sfida</text:span>, l’esito non è pienamente positivo. Hai probabilmente avuto successo, ma con un effetto minore o con un costo. La mossa specificherà l’esito o la scelta che dovrai compiere. Il controllo della situazione ti sta scivolando dalle mani. Cosa succederà poi?</text:p>
      <text:p text:style-name="P25">⦁ <text:s text:c="2"/><text:span text:style-name="T33">fallimento</text:span>: quando il tuo risultato è inferiore a <text:span text:style-name="T89">entrambi i valori dei </text:span><text:span text:style-name="T34">dadi sfida</text:span>, hai fallito o devi scendere a grandi compromessi. La mossa ti darà un esito specifico o ti dirà di <text:span text:style-name="T1">“Pagare il prezzo”.</text:span> Hai perso il controllo della situazione. Cosa succederà ora?</text:p>
      <text:p text:style-name="P28"/>
      <text:p text:style-name="P28">Un <text:span text:style-name="T26">tiro di progresso</text:span> è una variazione del <text:span text:style-name="T26">tiro d’azione</text:span>, usato per risolvere una sfida prolungata. Quando fai una mossa di progresso, <text:span text:style-name="T90">non utilizzi il </text:span><text:span text:style-name="T35">dado azione</text:span>, <text:span text:style-name="T90">lancia invece i </text:span><text:span text:style-name="T35">dadi sfida</text:span><text:span text:style-name="T90"> e confrontali con il valore di progresso.</text:span></text:p>
      <text:p text:style-name="P28">Altre mosse fanno affidamento a un tiro di oracolo per contribuire a guidare la narrazione. Tirerai <text:span text:style-name="T90">2d10</text:span> in modo che il risultato sarà compreso fra 1 e <text:span text:style-name="T90">100 e</text:span> <text:span text:style-name="T90">c</text:span>onfronterai il risultato su una tabella.</text:p>
      <text:p text:style-name="P28">Altre mosse ancora non usano dadi, quindi non tirare i dadi se una mossa non lo specifica.</text:p>
      <text:p text:style-name="P28"/>
      <text:p text:style-name="P3">Consigli sulle mosse</text:p>
      <text:p text:style-name="P39">P<text:span text:style-name="T91">RIMA IL RACCONTO, POI LA MOSSA</text:span></text:p>
      <text:p text:style-name="P21">Cosa stai cercando di fare? Come lo stai facendo? Quali complicazioni potresti trovarti di fronte? Immaginalo, pensa ad alta voce. Se, dopo aver pensato sulla base della situazione narrativa, decidi che stai facendo qualcosa o ti trovi in una situazione che innesca una mossa, allora esegui quella mossa.</text:p>
      <text:p text:style-name="P22">In base alle proporzioni dell’azione che stai valutando, potresti immaginarti un montaggio di giorni (un viaggio, per esempio), oppure il passaggio di pochi secondi (un combattimento intenso). Pensa sempre a partire dalla narrazione, anche se è palese quale mossa farai. Poi, trasferisci la narrazione nelle meccaniche di una mossa e poi fai il percorso contrario quando giochi nella narrazione l’esito della mossa.</text:p>
      <text:p text:style-name="P22"/>
      <text:p text:style-name="P40">NON TUTTO È UNA MOSSA</text:p>
      <text:p text:style-name="P23">Non lasciare che la tua partita sia solo un susseguirsi di mosse senza alcuna interpretazione del ruolo, alcuna creazione del mondo, alcuna narrazione. Se stai facendo qualcosa di certo e sicuro, probabilmente non è una mossa. Se preferiresti passare oltre qualcosa, fallo.</text:p>
      <text:p text:style-name="P22">Molte mosse offrono un potenziale beneficio e un costo, quindi in fondo <text:span text:style-name="T92">spetta a te decidere </text:span>se rischiare la mossa per ottenere la ricompensa. Se ti trovi ad attraversare una comunità durante un viaggio e decidi di giocare delle piccole interazioni minori con gli abitanti, questo non innesca necessariamente una mossa. Tuttavia, se sei ferito e a corto di risorse, Soggiornare ti offre l’opportunità di recuperare.</text:p>
      <text:p text:style-name="P22">Le mosse sono anche usate come meccanismo per gestire il ritmo: le mosse che portano immediatamente ad altre mosse fanno percepire la situazione come più intensa e pericolosa.</text:p>
      <text:p text:style-name="P22"/>
      <text:p text:style-name="P40">RENDI LE MOSSE IMPORTANTI</text:p>
      <text:p text:style-name="P24">Lascia che le mosse scorrano in modo naturale dalla narrazione: non fare mosse esclusivamente per un beneficio meccanico se non c’è qualche supporto narrativo. Non ripetere una mossa cercando di ottenere l’esito sperato. Una mossa, a segno o a vuoto, dovrebbe sempre portare un cambiamento nella situazione attuale.</text:p>
      <text:p text:style-name="P22">Se stai cercando di <text:span text:style-name="T1">“Costringere”</text:span> un capo-clan a stringere un’alleanza, interpreta come provi a ragionare con lui. Poi, fai il tiro e vai a vuoto. Ha rifiutato. Perché? Cos’altro capisci o cos’altro fa per rendere la tua situazione più complicata o pericolosa? Qualunque cosa accada, deve succedere qualcosa. Non dovresti cercare di <text:span text:style-name="T1">“Costringerlo”</text:span> ancora, se non usando un approccio diverso o facendo leva su qualcos’altro.</text:p>
      <text:p text:style-name="P22">Tuttavia, ci saranno dei casi in cui effettuerai una mossa più volte in sequenza. In un combattimento, <text:span text:style-name="T1">“Colpirai”</text:span> o ti <text:span text:style-name="T1">“Scontrerai”</text:span> di frequente con tiri consecutivi. Quando <text:span text:style-name="T1">“Intraprendi un viaggio”</text:span>, potresti tirare più volte per fare progressi. Va bene fino a quando i tiri iniziano a diventare troppo meccanici. Interrompi il flusso di gioco con altre azioni, intermezzi descrittivi ed eventi che ti fanno ripensare il tuo approccio. Quando sei in dubbio, segui questa indicazione: se hai fatto la stessa mossa per tre volte di fila, cambia la situazione. Fai succedere qualcosa.</text:p>
      <text:p text:style-name="P22"/>
      <text:p text:style-name="P40">ESEGUIRE MOSSE DI GRUPPO</text:p>
      <text:p text:style-name="P23">Quando sei all’avventura con i tuoi alleati, eseguirai spesso delle mosse per risolvere delle sfide che coinvolgono il gruppo. Questo rappresenta <text:span text:style-name="T93">il fatto </text:span>che il tuo personaggio assume una posizione di guida in una particolare scena, ad esempio: sarà il portavoce quando <text:span text:style-name="T1">“Costringerete”</text:span> un avversario a trattare la resa o<text:span text:style-name="T93">ppure</text:span> l’avanguardia mentre <text:span text:style-name="T1">“Intraprendete un viaggio”</text:span> attraverso un fitto bosco. A meno che una mossa offr<text:span text:style-name="T93">a</text:span> specificatamente dei benefici ai tuoi alleati, tutti i vantaggi meccanici guadagnati andando a segno si applicano solo al personaggio che esegue la mossa.</text:p>
      <text:p text:style-name="P22">Se decidi di <text:span text:style-name="T1">“Prestare un giuramento sul ferro”</text:span> per tutto il gruppo e vai a segno con un <text:span text:style-name="T39">successo pieno</text:span>, tu ottieni la ricompensa meccanica (impeto +2), mentre tutto il gruppo beneficia del successo a livello narrativo. Le eccezioni sono costituite da mosse come <text:span text:style-name="T1">“Accamparsi”</text:span> e <text:span text:style-name="T1">“Soggiornare”</text:span>, che prevedono opzioni specifiche per consentire ai tuoi alleati di migliorare le loro barre di stato o cancellare debilitazioni. Inoltre, poiché condividete una sola barra di provviste quando viaggiate insieme, qualsiasi modifica ha effetto su tutti i componenti del gruppo.</text:p>
      <text:p text:style-name="P22"><text:soft-page-break/>Gli alleati possono contribuire alla tua azione con la mossa <text:span text:style-name="T1">“Aiutare un alleato”</text:span>. In caso di colpo a segno, tu ottieni un bonus che puoi sfruttare per aumentare le tue probabilità di successo; se più alleati vanno a segno con la mossa, i bonus si possono sommare.</text:p>
      <text:p text:style-name="P22">Quando esegui una mossa per il gruppo e ottieni un esito negativo, dovresti applicare le ripercussioni meccaniche e narrative in modo coerente alla situazione attuale.</text:p>
      <text:p text:style-name="P22"/>
      <text:p text:style-name="P40">ESEGUIRE MOSSE DI PROGRESSO</text:p>
      <text:p text:style-name="P26">Esistono quattro mosse di progresso: <text:span text:style-name="T1">“Raggiungi la tua destinazione”, “Termina il combattimento”, “Porta a compimento il tuo giuramento” </text:span><text:span text:style-name="T63">e</text:span><text:span text:style-name="T1"> “Scrivi il tuo epilogo”</text:span>. Queste mosse rappresentano il tuo tentativo di compiere un’azione decisiva per risolvere una sfida o completare un arco narrativo.</text:p>
      <text:p text:style-name="P26">Quando fai queste mosse, non <text:span text:style-name="T93">tirare</text:span> il tuo <text:span text:style-name="T26">dado azione </text:span>e non aggiunger<text:span text:style-name="T93">e</text:span> una statistica. <text:span text:style-name="T93">Calcola i</text:span>nvece il tuo punteggio di progresso aggiungendo +1 per ogni casella di progresso completamente riempita. Quindi, lancia i tuoi <text:span text:style-name="T26">dadi sfida</text:span>, confronta<text:span text:style-name="T93">li con</text:span> il tuo punteggio di progresso e risolvi la mossa come indicato. Non puoi bruciare <text:span text:style-name="T93">impeto</text:span> quando fai una mossa di <text:span text:style-name="T93">progresso</text:span> e non sei influenzato dall’<text:span text:style-name="T93">impeto</text:span> negativo.</text:p>
      <text:p text:style-name="P26"/>
      <text:p text:style-name="P4">EQUIPAGGIAMENTO E MOSSE</text:p>
      <text:p text:style-name="P27">L’equipaggiamento e gli oggetti possono contribuire alla descrizione del modo in cui esegui o eviti una mossa. Cosa indossi e gli oggetti che trasporti possono anche influenzare la tua visione del personaggio. Oltre a questi effetti, l’equipaggiamento non è particolarmente importante. Per approfondire l’equipaggiamento del tuo personaggio, vedi la sezione dedicata.</text:p>
      <text:p text:style-name="P27"/>
      <text:p text:style-name="P41">ARMI E ARMATURE</text:p>
      <text:p text:style-name="P26">In combattimento, le armi che impugni e l’armatura che indossi forniscono prevalentemente dettagli narrativi utili alla descrizione della scena. Quando immagini il tuo stile di combattimento, considera anche il tuo equipaggiamento.</text:p>
      <text:p text:style-name="P26">Le armi hanno delle caratteristiche implicite. Accette, coltelli e lance possono essere lanciati, una freccia deve essere scagliata da un arco, una spada è adatta all’attacco e alla difesa. Quando impugni una lancia, sfrutti la sua portata per tenere gli avversari lontano o per attaccare con velocità e precisione. Quando combatti con un coltello, devi penetrare la guardia dell’avversario per tagliarlo e lacerarlo. Quando impugni uno scudo, <text:span text:style-name="T94">devii</text:span> colpi, spingi o colpisci il tuo avversario, oppure blocchi <text:span text:style-name="T94">le </text:span>frecce che arrivano da lontano.</text:p>
      <text:p text:style-name="P26">In modo simile, puoi immaginare il tipo di armatura che preferisci. Ti proteggi con pelli cucite fra loro in maniera rozza? O forse con un<text:span text:style-name="T94">a</text:span> raffinat<text:span text:style-name="T94">a</text:span> <text:span text:style-name="T94">cotta</text:span> di maglia che è un cimelio di famiglia? Nascondi il tuo volto con un elmo di ferro con visiera? Come la tua armatura influenza la tua posizione di guardia e le tue tattiche in combattimento?</text:p>
      <text:p text:style-name="P26">Puoi perdere un’arma, terminare le munizioni o vedere la tua armatura danneggiata a seguito di un <text:span text:style-name="T39">fallimento</text:span> in una mossa. Questo può essere rappresentato meccanicamente con una riduzione dell’impeto. Oppure, potresti <text:span text:style-name="T1">“Subire stress”</text:span> se un oggetto di valore affettivo venisse distrutto. Non avere più accesso a un’arma limita anche la tua capacità di infliggere danno (1 danno anziché 2). Parti sempre dalla narrazione. Quali mosse questo oggetto ti consente di eseguire o evitare? Cosa succede quando non lo hai più?</text:p>
      <text:p text:style-name="P26">Se hai un talento di combattimento come risorsa, la tua arma e la tua armatura possono offrirti ulteriori benefici grazie alle capacità. Finché hai con te l’oggetto, puoi usare quelle capacità.</text:p>
      <text:p text:style-name="P26"/>
      <text:p text:style-name="P4">INIZIATIVA</text:p>
      <text:p text:style-name="P27"><text:span text:style-name="T26">L’iniziativa</text:span> è una meccanica speciale, che evidenzia chi ha il controllo in un combattimento. Quando hai l’iniziativa, esegui mosse proattive e hai più opzioni; quando il tuo avversario ha l’iniziativa, ti obbliga a reagire. L’iniziativa passa da te al tuo avversario (e viceversa), in base al risultato delle tue mosse. Alcune mosse sono per loro natura proattive od offensive, quindi possono essere eseguite solo quando hai l’iniziativa; altre sono reattive o difensive e sono eseguite quando il tuo avversario ha l’iniziativa.</text:p>
      <text:p text:style-name="P26">Le mosse di combattimento di solito specificano quando esegui la mossa (con o senza iniziativa) e se l’esito comporta che tu ottenga o perda l’iniziativa. Comunque, per compiere azioni o evitare pericoli durante uno scontro, eseguirai mosse che non sono progettate esclusivamente per il combattimento. Per definire se hai l’iniziativa, segui queste indicazioni (a meno che una mossa dica altrimenti):</text:p>
      <text:p text:style-name="P26">⦁ <text:s text:c="2"/>quando ottieni un <text:span text:style-name="T36">successo pieno</text:span>, ottieni o mantieni l’iniziativa;</text:p>
      <text:p text:style-name="P26">⦁ <text:s text:c="2"/>quando ottieni un <text:span text:style-name="T36">successo debole</text:span><text:span text:style-name="T95"> </text:span>o un <text:span text:style-name="T39">fallimento</text:span>, perdi l’iniziativa.</text:p>
      <text:p text:style-name="P26">La capacità di prendere l’iniziativa in caso di un <text:span text:style-name="T36">successo pieno</text:span><text:span text:style-name="T95"> </text:span>si applica anche alle mosse di sofferenza.</text:p>
      <text:p text:style-name="P26">Se vai a vuoto quando ti <text:span text:style-name="T1">“Scontri”</text:span> e il tuo avversario infligge danno, puoi comunque recuperare l’iniziativa con un <text:span text:style-name="T39">successo pieno</text:span> quando <text:span text:style-name="T1">“Subisci danno”</text:span>. Questo rappresenta il tuo personaggio che ignora il colpo subito e torna ruggendo a combattere. Per approfondire le mosse di combattimento, vedi la sezione dedicata.</text:p>
      <text:p text:style-name="P26">I PN<text:span text:style-name="T95">G</text:span> non eseguono mosse. Quando un PN<text:span text:style-name="T95">G</text:span> ha l’iniziativa, agisce nella narrazione della scena in un modo che ti costringe a reagire. Quando tu hai l’iniziativa, hai il controllo ed esegui azioni proattive per raggiungere i tuoi obiettivi.</text:p>
      <text:p text:style-name="P26"/>
      <text:p text:style-name="P41">INIZIATIVA E ALLEATI</text:p>
      <text:p text:style-name="P26">Se un combattimento coinvolge te e i tuoi alleati, ciascuno tiene traccia della propria iniziativa sulla base dell’esito delle proprie mosse. Dovresti alternare i protagonisti che sono sotto i riflettori e le loro mosse dovrebbero rispettare la situazione narrativa: un protagonista con iniziativa effettuerà mosse proattive per infliggere danno o procacciarsi un vantaggio, mentre un protagonista senza iniziativa si difenderà dagli attacchi o cercherà di tornare nel vivo del combattimento.</text:p>
      <text:p text:style-name="P26">Ricordati che l’iniziativa non determina il prossimo protagonista ad agire. Descrivete quello che sta succedendo come se steste spostando una videocamera virtuale nella vostra scena immaginaria. Date vita al caos del combattimento. Usate un momento drammaticamente adatto per passare a un altro protagonista e lasciare tutti in trepidazione. Mantenete l’azione viva e garantite a tutti la propria occasione al centro della scena.</text:p>
      <text:p text:style-name="P26"/>
      <text:p text:style-name="P41">ESEMPIO</text:p>
      <text:p text:style-name="P26">Ash e Tayla stanno aiutando a difendere un villaggio da una razzia e individuano due razziatori in una casa comune.</text:p>
      <text:p text:style-name="P26">Entrambi eseguono la mossa <text:span text:style-name="T1">“</text:span><text:span text:style-name="T10">Entrare</text:span><text:span text:style-name="T1"> nella mischia”</text:span>, una mossa che innesca un combattimento. Secondo la descrizione della mossa, la situazione e l’intento dei personaggi determinano quale caratteristica usare. I razziatori non si sono ancora accorti della loro presenza e Ash vuole usare questa circostanza a proprio vantaggio per riuscire a scagliare un paio di frecce, quindi tirerà +ombra. Tayla, nel frattempo, non vede l’ora di menare le mani e si getta a testa bassa, tirando +cuore.</text:p>
      <text:p text:style-name="P26">Ash ottiene un <text:span text:style-name="T37">successo pieno</text:span><text:span text:style-name="T96"> </text:span>e guadagna l’iniziativa, mentre Tayla ottiene un <text:span text:style-name="T37">successo debole</text:span>.</text:p>
      <text:p text:style-name="P26">Pensano per un momento a come gestire il fulcro iniziale del combattimento. Ash suggerisce: “Tayla, ti lanci a testa bassa, ma questi razziatori non sono dei novellini. Reagiscono velocemente, preparando le armi e uno dei due si scaglia in avanti con una lancia”.</text:p>
      <text:p text:style-name="P26">Questa narrazione mostra che Tayla non ha il controllo della situazione: dovrà reagire all’azione del razziatore e cercare di recuperare l’iniziativa.</text:p>
      <text:p text:style-name="P26">Tayla vuole passare a Ash, che ha l’iniziativa, quindi l’opportunità di intervenire sul pericolo che Tayla sta per affrontare.</text:p>
      <text:p text:style-name="P26">“Hai solo un attimo prima che io finisca contro la lancia”, Talya dice ad Ash: “cosa fai?”</text:p>
      <text:p text:style-name="P26">“Incocco una freccia il più velocemente possibile e la scaglio contro il razziatore con la lancia. Questo è un<text:span text:style-name="T1"> “Colpire”</text:span>”.</text:p>
      <text:p text:style-name="P26"><text:soft-page-break/>Ash tira +lama per <text:span text:style-name="T1">“Colpire”</text:span> e ottiene un <text:span text:style-name="T38">successo debole</text:span>. Può segnare progresso contro il razziatore, ma ha perso l’iniziativa.</text:p>
      <text:p text:style-name="P26">“Ho avuto solo un attimo di incertezza con quella freccia”, dice Ash: “aspettiamo un secondo a infliggere il danno. Prima, invece, il razziatore fa un affondo con la sua lancia verso di te. Cosa fai?”</text:p>
      <text:p text:style-name="P26">Ash e Tayla, in pratica, stanno tornando di qualche istante indietro nel tempo per una migliore resa drammatica: il risultato della mossa di Ash (la freccia scagliata) non si è ancora verificato nella narrazione. Con questa tecnica, risolvono l’esito del <text:span text:style-name="T37">successo debole</text:span> e danno al razziatore l’opportunità di agire prima di essere colpito dalla freccia.</text:p>
      <text:p text:style-name="P26">“Cerco di evitare il suo attacco e penetrare la sua guardia” dice Tayla.</text:p>
      <text:p text:style-name="P26">“Ti <text:span text:style-name="T1">“Scontri”</text:span>?” chiede Ash. La mossa consente a Tayla di provare a infliggere danno al suo avversario.</text:p>
      <text:p text:style-name="P26">“No, mi voglio solo difendere”.</text:p>
      <text:p text:style-name="P26">“Allora sembra <text:span text:style-name="T1">“Affrontare il pericolo”</text:span>. Tira.”</text:p>
      <text:p text:style-name="P26">Tayla esegue la mossa <text:span text:style-name="T1">“Affrontare un pericolo”.</text:span> Va a segno con un <text:span text:style-name="T38">successo pieno</text:span>, quindi ottiene l’iniziativa.</text:p>
      <text:p text:style-name="P26">Tayla descrive l’esito della sua mossa: “Con il mio scudo devio l’affondo della sua lancia e penetro la sua guardia. Porto avanti la spada per cercare di colpirlo…”</text:p>
      <text:p text:style-name="P26">“E in quel momento,” Ash dice “una freccia ti sibila vicino e si conficca nella spalla dell’uomo, che barcolla”.</text:p>
      <text:p text:style-name="P26">“Bene”, dice Tayla “probabilmente non riesci più ad avere una linea di tiro sgombra, ora che siamo in mischia. Cosa fai?”</text:p>
      <text:p text:style-name="P26">“Lascio cadere l’arco, estraggo la mia ascia e mi unisco al combattimento.”</text:p>
      <text:p text:style-name="P26">Ash non ha l’iniziativa, quindi la narrazione deve mostrare che non ha il controllo della situazione. “Appena faccio un passo avanti, il razziatore sulla sinistra mi carica all’improvviso.”</text:p>
      <text:p text:style-name="P26">“Vediamo cosa succede prima a me”, dice Tayla.</text:p>
      <text:p text:style-name="P26">“Va bene. Hai penetrato la sua guarda e lui sta barcollando per quella freccia nella spalla; cosa fai?”</text:p>
      <text:p text:style-name="P26">Tayla mima un colpo di spada. “Punto direttamente la sua gola. <text:span text:style-name="T1">“Colpisco”</text:span>.”</text:p>
      <text:p text:style-name="P26">Tayla tira i dadi e va nuovamente a segno con un <text:span text:style-name="T38">successo pieno</text:span>. Segna il danno come progresso contro il razziatore, ha raggiunto progresso 10.</text:p>
      <text:p text:style-name="P26">“Provo a <text:span text:style-name="T1">“Terminare il combattimento”</text:span>” dice Tayla, innescando la mossa che decide se ha sconfitto questo razziatore.</text:p>
      <text:p text:style-name="P26">Tira i dadi… ancora un <text:span text:style-name="T38">successo pieno</text:span>! Il razziatore è fuori da questa battaglia.</text:p>
      <text:p text:style-name="P26">“Nel frattempo”, aggiunge Tayla, “l’altro ti è quasi addosso. Sta usando il suo scudo come fosse un ariete. Cosa fai?”</text:p>
      <text:p text:style-name="P26"/>
      <text:p text:style-name="P4"/>
      <text:p text:style-name="P4">GLOSSARIO DELLE MOSSE</text:p>
      <text:p text:style-name="P26"/>
      <text:p text:style-name="P26">Le mosse e le risorse contengono una serie di termini e locuzioni comuni, che sono riassunti qui di seguito.</text:p>
      <text:p text:style-name="P41"/>
      <text:p text:style-name="P41">AGGIUNGI +X</text:p>
      <text:p text:style-name="P27">Aggiungi il numero X al tiro d<text:span text:style-name="T107">el</text:span> <text:span text:style-name="T26">dado </text:span><text:span text:style-name="T40">azione</text:span>, in aggiunta a qualsiasi altro bonus tu possa avere (ad esempio una delle tue caratteristiche). <text:span text:style-name="T107">Il </text:span><text:span text:style-name="T40">dado azione</text:span><text:span text:style-name="T107"> + la caratteristica + bonus formano il punteggio dell’azione.</text:span></text:p>
      <text:p text:style-name="P41"/>
      <text:p text:style-name="P41">ALLEATO</text:p>
      <text:p text:style-name="P27">Un alleato è un protagonista controllato da un altro giocatore.</text:p>
      <text:p text:style-name="P41"/>
      <text:p text:style-name="P41">CHIEDI ALL’ORACOLO</text:p>
      <text:p text:style-name="P27">Quando sei in cerca di ispirazione per decidere l’esito di una mossa, definire cosa succederà od ottenere dettagli sul mondo di gioco, puoi <text:span text:style-name="T1">“Chiedere all’</text:span><text:span text:style-name="T11">O</text:span><text:span text:style-name="T1">racolo”</text:span>. Questa mossa ti consente di fare una domanda <text:span text:style-name="T107">secca con risposta si/no</text:span> o di usare spunti generati casualmente.</text:p>
      <text:p text:style-name="P41"/>
      <text:p text:style-name="P41">COMPAGNO</text:p>
      <text:p text:style-name="P80"><text:span text:style-name="T98">Un compagno è un tipo di risorsa costituito da un aiutante </text:span><text:span text:style-name="T99">NPC</text:span><text:span text:style-name="T98">.</text:span></text:p>
      <text:p text:style-name="P41"/>
      <text:p text:style-name="P41">SCEGLI</text:p>
      <text:p text:style-name="P27">La mossa fornisce un elenco di opzioni e il numero che puoi selezionare; non è <text:span text:style-name="T107">possibile</text:span> scegliere la stessa opzione più di una volta.</text:p>
      <text:p text:style-name="P79"><text:span text:style-name="T106"/></text:p>
      <text:p text:style-name="P79"><text:span text:style-name="T106">SUBISCI DANNO (X DANNI)</text:span></text:p>
      <text:p text:style-name="P27">Effettua la mossa <text:span text:style-name="T1">“Subire danno”</text:span>, riducendo la tua barra della salute dell’ammontare indicato.</text:p>
      <text:p text:style-name="P41"/>
      <text:p text:style-name="P41">SUBISCI STRESS (X STRESS)</text:p>
      <text:p text:style-name="P27">Effettua la mossa <text:span text:style-name="T1">“Subire stress”</text:span>, riducendo la tua barra dello spirito dell’ammontare indicato.</text:p>
      <text:p text:style-name="P41"/>
      <text:p text:style-name="P41">IN CAMBIO DI</text:p>
      <text:p text:style-name="P27">Modifica le barre appropriate dell’ammontare indicato dalla mossa. Generalmente, scambierai un +1 in una barra per un -1 in un’altra.</text:p>
      <text:p text:style-name="P41"/>
      <text:p text:style-name="P41">INFLIGGI IL TUO DANNO</text:p>
      <text:p text:style-name="P27">Quando infliggi il tuo danno, <text:span text:style-name="T107">segni</text:span> progresso contro il tuo avversario. Se impugni un’arma letale (come una spada, un’ascia, una lancia o un arco), infliggi 2 danni; se sei disarmato o usi un’arma improvvisata o semplice (come uno scudo, un bastone, una mazza o una pietra), infliggi 1 danno.</text:p>
      <text:p text:style-name="P26">Ogni punto di danno inflitto è segnato come progresso sulla barra di progresso del tuo avversario, nel modo appropriato al suo grado. Ad esempio, ogni punto di danno equivale a 2 spunte quando affronti un avversario estremo, o al riempimento di 2 caselle quando affronti un avversario pericoloso.</text:p>
      <text:p text:style-name="P41"/>
      <text:p text:style-name="P41">INFLIGGI +X DANNO</text:p>
      <text:p text:style-name="P27">Infliggi +1 danno significa aggiungere 1 danno al tuo attacco attuale. Alcune risorse aumentano il tuo danno in circostanze particolari e una mossa potrebbe offrirti la possibilità di aumentare il tuo danno. Per ottenere il bonus, devi infliggere danno come esito della tua mossa. Somma sempre il tuo danno ed eventuali danni bonus prima di applicare il danno alla barra di progresso del tuo avversario.</text:p>
      <text:p text:style-name="P41"/>
      <text:p text:style-name="P41"><text:soft-page-break/>SE VAI A SEGNO</text:p>
      <text:p text:style-name="P27">Segui queste istruzioni quando il risultato del tuo tiro un <text:span text:style-name="T41">successo pieno</text:span><text:span text:style-name="T108"> </text:span>o un <text:span text:style-name="T41">successo debole </text:span><text:span text:style-name="T60">(il punteggio della tua mossa supera uno o entrambi i </text:span><text:span text:style-name="T41">dadi sfida</text:span><text:span text:style-name="T60">)</text:span></text:p>
      <text:p text:style-name="P41"/>
      <text:p text:style-name="P41">SE VAI A SEGNO CON UN <text:span text:style-name="T108">SUCCESSO DEBOLE</text:span>/ CON UN <text:span text:style-name="T108">SUCCESSO DEBOLE</text:span></text:p>
      <text:p text:style-name="P27">Segui queste istruzioni quando il risultato del tuo tiro è <text:span text:style-name="T108">più alto solo di uno dei due </text:span><text:span text:style-name="T41">dadi sfida</text:span><text:span text:style-name="T108">.</text:span></text:p>
      <text:p text:style-name="P41"/>
      <text:p text:style-name="P41">SE VAI A SEGNO CON UN <text:span text:style-name="T108">SUCCESSO PIENO</text:span>/ CON UN <text:span text:style-name="T108">SUCCESSO PIENO</text:span></text:p>
      <text:p text:style-name="P27">Segui queste istruzioni quando il risultato del tuo tiro è <text:span text:style-name="T108">maggiore dei due punteggi segnati dai </text:span><text:span text:style-name="T41">dadi sfida</text:span><text:span text:style-name="T108">.</text:span></text:p>
      <text:p text:style-name="P41"/>
      <text:p text:style-name="P41">SE OTTIENI UN <text:span text:style-name="T108">FALLIMENTO</text:span> / SE <text:span text:style-name="T108">FALLISCI</text:span></text:p>
      <text:p text:style-name="P59">Segui queste istruzioni quando il risultato del tuo tiro è <text:span text:style-name="T108">minore dei due punteggi segnati dai </text:span><text:span text:style-name="T41">dadi sfida</text:span><text:span text:style-name="T108">.</text:span></text:p>
      <text:p text:style-name="P41"/>
      <text:p text:style-name="P41">PAGA IL PREZZO</text:p>
      <text:p text:style-name="P27">Quando <text:span text:style-name="T42">fallisci</text:span> con una mossa, di solito vedrai indicato che devi <text:span text:style-name="T1">“Pagare il prezzo”</text:span>. Questa mossa ti aiuta a risolvere l’esito di un <text:span text:style-name="T26">fallimento</text:span>: scegli il risultato negativo più ovvio o interessante in base alla situazione attuale, tira e confronta il risultato con la tabella di <text:span text:style-name="T1">“Pagare il prezzo”</text:span> per vedere cosa succede, oppure <text:span text:style-name="T1">“Chiedi all’</text:span><text:span text:style-name="T12">O</text:span><text:span text:style-name="T1">racolo”</text:span>.</text:p>
      <text:p text:style-name="P41"/>
      <text:p text:style-name="P41">MOSSA DI PROGRESSO</text:p>
      <text:p text:style-name="P27">Questa è una mossa particolare per determinare l’esito di un obiettivo o di una sfida. <text:span text:style-name="T109">T</text:span>ira i <text:span text:style-name="T42">dadi sfida</text:span><text:span text:style-name="T109"> </text:span>e <text:span text:style-name="T109">confronta il risultato con il numero </text:span>delle caselle riempite nella barra di progresso appropriata <text:span text:style-name="T109">e risolvi un </text:span><text:span text:style-name="T42">successo pieno</text:span><text:span text:style-name="T109">, un </text:span><text:span text:style-name="T42">successo debole</text:span><text:span text:style-name="T109"> o un </text:span><text:span text:style-name="T42">fallimento</text:span>. L’impeto (positivo o negativo) non influenza le mosse di progresso.</text:p>
      <text:p text:style-name="P26">Per approfondire le barre di progresso e le mosse di progresso, vedi la sezione dedicata.</text:p>
      <text:p text:style-name="P41"/>
      <text:p text:style-name="P41">RITIRA QUALSIASI DADO</text:p>
      <text:p text:style-name="P27">Dopo aver effettuato il tuo tiro, puoi decidere di ritirare <text:span text:style-name="T110">o il </text:span><text:span text:style-name="T43">dado azione</text:span><text:span text:style-name="T110"> oppure <text:s/></text:span>uno o <text:span text:style-name="T110">tutti</text:span> i <text:span text:style-name="T26">dadi </text:span><text:span text:style-name="T43">sfida</text:span>. Puoi farlo una sola volta e se decidi di ritirare entrambi i <text:span text:style-name="T26">dadi </text:span><text:span text:style-name="T43">azione</text:span>, lo devi fare contemporaneamente. Non sarà più possibile modificare il nuovo risultato.</text:p>
      <text:p text:style-name="P41"/>
      <text:p text:style-name="P41">TIRA +[CARATTERISTICA]</text:p>
      <text:p text:style-name="P27">Aggiungi il valore della caratteristica indicata al tuo tiro. Questo è il tiro d’azione base. La maggior parte delle mosse indica quale caratteristica usare (es. “tira +ferro”); se non lo fa, o se ti consente di scegliere, usa la caratteristica più appropriata.</text:p>
      <text:p text:style-name="P41"/>
      <text:p text:style-name="P41">SUBISCI -X</text:p>
      <text:p text:style-name="P27">Sottrai il numero dalla barra indicata. Ad esempio, “subisci -1 provviste” ti dice di ridurre di 1 la tua barra delle provviste. Se il valore specifico non è indicato chiaramente, usa un valore appropriato alla sfida che stai affrontando: -1 (problematico), -2 (pericoloso), -3 (formidabile), -4 (estremo), -5 (epico).</text:p>
      <text:p text:style-name="P26">Quando stai combattendo un avversario, il danno e lo stress che infligge è basato sul suo grado (ad esempio, un nemico formidabile infligge 3 danni o 3 stress).</text:p>
      <text:p text:style-name="P26">Se sei in dubbio sul valore da applicare, considera il risultato come pericoloso e sottrai 2 alla barra appropriata.</text:p>
      <text:p text:style-name="P41"/>
      <text:p text:style-name="P41">PRENDI +X</text:p>
      <text:p text:style-name="P27">Aggiungi questo numero alla barra indicata. Ad esempio, “prendi +2 impeto” ti dice di aumentare di 2 la barra dell’impeto.</text:p>
      <text:p text:style-name="P26">Alcune risorse potrebbero offrire ulteriori bonus. Ove non indicato diversamente, questo bonus è aggiunto a qualsiasi altra cosa ottieni come risultato della mossa. Se prendi +2 impeto come parte di una mossa e stai usando una risorsa che ti dà +1 impeto sulla stessa mossa, allora prendi +3 impeto in totale.</text:p>
      <text:p text:style-name="P41"/>
      <text:p text:style-name="P41">QUANDO…</text:p>
      <text:p text:style-name="P80"><text:span text:style-name="T98">Questo è l’innesco della mossa. Quando fai questa cosa o ti trovi in questa situazione, esegui la mossa. Solo tu, il protagonista, esegue mosse. Non usi mosse per i NPC; se stai solo cercando di capire se succede qualcosa o come qualcuno agisce, puoi </text:span><text:span text:style-name="T103">“Chiedere all’</text:span><text:span text:style-name="T104">O</text:span><text:span text:style-name="T103">racolo”</text:span><text:span text:style-name="T98">.</text:span></text:p>
      <text:p text:style-name="P26"/>
      <text:p text:style-name="P22"/>
      <text:p text:style-name="P22"/>
      <text:p text:style-name="P22"/>
      <text:p text:style-name="P22"/>
      <text:p text:style-name="P22"/>
      <text:p text:style-name="P22"/>
      <text:p text:style-name="P22"/>
      <text:p text:style-name="P22"/>
      <text:p text:style-name="P22"/>
      <text:p text:style-name="P22"/>
      <text:p text:style-name="P22"/>
      <text:p text:style-name="P3"/>
      <text:p text:style-name="P3"/>
      <text:p text:style-name="P3"/>
      <text:p text:style-name="P3"/>
      <text:p text:style-name="P3"/>
      <text:p text:style-name="P3"/>
      <text:p text:style-name="P3"><text:soft-page-break/>MOSSE DI AVVENTURA</text:p>
      <text:p text:style-name="P3"/>
      <text:p text:style-name="P28">Le mosse di avventura vengono utilizzate mentre viaggi per Ironlands, indaghi su situazioni e affronti minacce.</text:p>
      <text:p text:style-name="P3"/>
      <text:p text:style-name="P1">Affronta il pericolo</text:p>
      <text:p text:style-name="P78"><text:span text:style-name="T97">La mossa </text:span><text:span text:style-name="T102">“Affronta il pericolo”</text:span><text:span text:style-name="T97"> </text:span><text:span text:style-name="T100">copre</text:span><text:span text:style-name="T97"> tutte le azioni rischiose, drammatiche o complesse che non sono </text:span><text:span text:style-name="T100">gestite</text:span><text:span text:style-name="T97"> da altr</text:span><text:span text:style-name="T100">e</text:span><text:span text:style-name="T97"> moss</text:span><text:span text:style-name="T100">e</text:span><text:span text:style-name="T97">. Se stai cercando di superare un ostacolo o resistere a una minaccia, fai questa mossa per vedere cosa succede. Scegli su quale statistica tirare in base a come affronti la sfida.</text:span></text:p>
      <text:p text:style-name="P10">Un <text:span text:style-name="T26">successo pieno </text:span>significa che hai successo. Hai il controllo della situazione. Cosa fai <text:span text:style-name="T65">ora</text:span>?</text:p>
      <text:p text:style-name="P11">Un <text:span text:style-name="T26">successo debole </text:span>significa superare l'ostacolo o evitare la minaccia, ma non senza pagare un costo. Scegli un'opzione e immagina cosa succed<text:span text:style-name="T65">erà</text:span>. Non hai il controllo completo della situazione. Considera come se la situazione potrebbe degenerare da un momento all’altro, forse costringendoti a reagire con un'altra mossa.</text:p>
      <text:p text:style-name="P10">Un <text:span text:style-name="T26">fallimento </text:span>significa che sei ostacolato nella tua azione, non riesci a opporti alla minaccia oppure fai <text:span text:style-name="T65">qualche </text:span>progress<text:span text:style-name="T65">o</text:span>, ma a caro prezzo. Devi <text:span text:style-name="T1">“Pagare il prezzo”</text:span>.</text:p>
      <text:p text:style-name="P10"/>
      <text:p text:style-name="P2">Assicurati un vantaggio</text:p>
      <text:p text:style-name="P66">La struttura di <text:span text:style-name="T1">“Assicurati un vantaggio”</text:span> è simile a quella di <text:span text:style-name="T1">“Affronta il pericolo”.</text:span> Immagina la tua azione e tira + sulla tua statistica più rilevante. Questa mossa, tuttavia, è proattiva piuttosto che reattiva. Stai valutando la situazione o rafforzando la tua posizione.</text:p>
      <text:p text:style-name="P10">Questa mossa ti dà l'opportunità di costruire il tuo impeto o migliorare le tue possibilità di successo in una mossa successiva. È una buona mossa da fare se vuoi prenderti un momento per valutare la situazione o se stai agendo per <text:span text:style-name="T66">prendere</text:span> il controllo. <text:span text:style-name="T66">Narrativamente di solito è un solo istante</text:span>, come <text:span text:style-name="T66">ad esempio </text:span>spingere il tuo nemico con <text:span text:style-name="T66">lo</text:span> scudo per <text:span text:style-name="T66">aprirti una possibilità di</text:span> attacco. Oppure può rappresentare <text:span text:style-name="T66">una</text:span> preparazione o <text:span text:style-name="T66">una</text:span> valutazione che dura minuti, ore o persino giorni, a seconda delle circostanze narrative.</text:p>
      <text:p text:style-name="P18">Un <text:span text:style-name="T26">successo pieno</text:span> significa che hai <text:span text:style-name="T66">individuato</text:span> un'opportunità o hai <text:span text:style-name="T66">ottenuto un vantaggio</text:span>. Hai atterrato il tuo nemico. Ti sei messo in posizione <text:span text:style-name="T66">perfetta</text:span> per scoccare un freccia. Hai costruito <text:span text:style-name="T66">una</text:span> trappola, <text:span text:style-name="T66">h</text:span>ai <text:span text:style-name="T66">trovato </text:span>il sentiero miglior<text:span text:style-name="T66">e</text:span> attraverso le montagne. Ora è il momento <text:span text:style-name="T66">di ottenere i benefici del</text:span> successo.</text:p>
      <text:p text:style-name="P11">Un <text:span text:style-name="T26">successo debole</text:span> significa che l’azione compiuta ti ha aiutato, ma il vantaggio ottenuto è <text:span text:style-name="T66">breve</text:span> o un nuovo pericolo o <text:span text:style-name="T66">una nuova </text:span>complicazione <text:span text:style-name="T66">si manifesta</text:span>. Hai <text:span text:style-name="T66">agito</text:span> e il mondo <text:span text:style-name="T66">ha reagito</text:span>. Cosa succede <text:span text:style-name="T66">ora</text:span>?</text:p>
      <text:p text:style-name="P10">Un <text:span text:style-name="T26">fallimento </text:span>significa che il tuo tentativo di ottenere un vantaggio è fallito. Hai agito troppo lentamente, <text:span text:style-name="T66">fatto troppe supposizioni </text:span>o <text:span text:style-name="T66">sei stato </text:span>sconfitto <text:span text:style-name="T66">da un avversario più forte</text:span>. <text:span text:style-name="T1">“Paga il prezzo”</text:span>.</text:p>
      <text:p text:style-name="P10"/>
      <text:p text:style-name="P2">Raccogli informazioni</text:p>
      <text:p text:style-name="P66">Usa questa mossa quando non sei sicuro dei tuoi prossimi passi, quando le tracce da seguire scarseggiano, quando fai un’<text:span text:style-name="T67">ispezione</text:span> <text:span text:style-name="T67">accurata</text:span> o quando <text:span text:style-name="T67">vai alla ricerca di informazioni</text:span>.</text:p>
      <text:p text:style-name="P10">Ci sono alcune sovrapposizioni con altre mosse che usano + ingegno e <text:span text:style-name="T68">riguardano</text:span> la conoscenza, ma ognuna ha il suo scopo. Quando sei costretto a reagire con consapevolezza o perspicacia per far fronte a una minaccia immediata, la mossa giusta è “<text:span text:style-name="T1">Affrontare il pericolo”</text:span>. Quando valuti le tue opzioni o sfrutti la tua esperienza e ti prepari a fare una mossa, utilizza <text:span text:style-name="T1">“Assicurati un vantaggio”</text:span>. Quando passi il tempo a cercare, investigare, porre domande, soprattutto in relazione a una <text:span text:style-name="T68">missione</text:span>, è qui che <text:span text:style-name="T1">“Raccogli informazioni”</text:span>. Usa la mossa più appropriata alle circostanze e al tuo intento.</text:p>
      <text:p text:style-name="P10">Un <text:span text:style-name="T26">successo pieno</text:span> significa che ottieni nuove e preziose informazioni. Sai cosa devi fare dopo. Immagina <text:span text:style-name="T69">cosa hai appreso</text:span> o <text:span text:style-name="T1">“</text:span><text:span text:style-name="T7">C</text:span><text:span text:style-name="T1">hiedi all'Oracolo”</text:span>.</text:p>
      <text:p text:style-name="P10">Con un <text:span text:style-name="T26">successo debole</text:span>, hai imparato qualcosa che rende la tua ricerca più complicata o pericolosa. Sai di più sulla situazione, ma c’è una notizia sgradita. Per andare avanti, devi superare nuovi ostacoli e vedere dove portano gli indizi.</text:p>
      <text:p text:style-name="P19">In caso di <text:span text:style-name="T26">fallimento</text:span>, qual<text:span text:style-name="T70">cosa</text:span> o <text:span text:style-name="T70">qualcuno </text:span>agisce contro di te, <text:span text:style-name="T70">una</text:span> nuova <text:span text:style-name="T70">pericolosa </text:span>minaccia <text:span text:style-name="T70">è </text:span>rivelata o vieni a conoscenza di qualcosa che contraddice le informazioni precedenti o complica <text:span text:style-name="T70">in modo significativo</text:span> la tua <text:span text:style-name="T70">missione</text:span>.</text:p>
      <text:p text:style-name="P10"/>
      <text:p text:style-name="P5">Curati</text:p>
      <text:p text:style-name="P65">Quando <text:span text:style-name="T71">cerchi di curare una ferita </text:span>o <text:span text:style-name="T56">delle </text:span>malattie, <text:span text:style-name="T71">su di te</text:span>, un alleato o un PNG, fai questa mossa. La guarigione potrebbe essere rappresentata dall'arrest<text:span text:style-name="T71">are</text:span> <text:span text:style-name="T71">un</text:span>'emorragia, dalla fasciatura delle ferite, dall'applicazione di unguenti o dall'uso di erbe per preparare un tonico. Nelle <text:span text:style-name="T56">Ironlands</text:span>, la guarigione non è <text:span text:style-name="T56">per forza di cose</text:span> magica, ma alcune persone sanno come trattare anche le ferite e le malattie più terribili.</text:p>
      <text:p text:style-name="P20">La guarigione richiede tempo. Pochi minuti per rimettere in piedi qualcuno <text:span text:style-name="T71">con</text:span> un trattamento veloce. Ore o forse giorni per lesioni più gravi. Usa ciò che sembra appropriato alle circostanze e considera come questo periodo di inattività influisce sulle tue missioni e su<text:span text:style-name="T71">gli</text:span> altr<text:span text:style-name="T71">i</text:span> <text:span text:style-name="T71">eventi </text:span>che accadono nel mondo.</text:p>
      <text:p text:style-name="P12">Un <text:span text:style-name="T27">fallimento</text:span> può significare che hai causato danni <text:span text:style-name="T71">anzichè</text:span> aiutare, o<text:span text:style-name="T56">ppure</text:span> qualche evento pericoloso interrompe le tue cure.</text:p>
      <text:p text:style-name="P12"><text:span text:style-name="T71">I</text:span> <text:span text:style-name="T71">PNG</text:span> che non sono compagni non hanno una <text:span text:style-name="T71">barra</text:span> della salute. Quando tenti di curarli, esegui questa mossa e applica il risultato attraverso la finzione. Miglioreranno <text:span text:style-name="T71">oppure</text:span> <text:span text:style-name="T71">no</text:span>, a seconda del risultato della mossa.</text:p>
      <text:p text:style-name="P12"/>
      <text:p text:style-name="P6">Rifornisciti</text:p>
      <text:p text:style-name="P64">Quando sei <text:span text:style-name="T57">in giro</text:span> e hai bisogno di <text:span text:style-name="T57">incrementare </text:span><text:span text:style-name="T72">la barra delle tue provviste</text:span>, fai questa mossa. <text:span text:style-name="T57">Narrativamente</text:span>, quest<text:span text:style-name="T57">a</text:span> rappresenta <text:span text:style-name="T72">un’attività di</text:span> caccia <text:span text:style-name="T72">o di</text:span> raccolta. Puoi anche cercare in un'area in cui potrebbero essere trovat<text:span text:style-name="T72">e</text:span> <text:span text:style-name="T72">provviste</text:span>, come un accampamento abbandonato o un campo di battaglia.</text:p>
      <text:p text:style-name="P13">Se <text:span text:style-name="T57">ti </text:span>stai avventurando con <text:span text:style-name="T57">altri</text:span> alleati, condivid<text:span text:style-name="T72">ete</text:span> l<text:span text:style-name="T72">a</text:span> stess<text:span text:style-name="T72">a</text:span> <text:span text:style-name="T72">barra delle provviste</text:span>. Quando uno di voi fa questa mossa, ognuno d<text:span text:style-name="T57">egli altri</text:span> aggiusta <text:span text:style-name="T72">la</text:span> propri<text:span text:style-name="T72">a</text:span> <text:span text:style-name="T72">barra</text:span><text:span text:style-name="T57"> </text:span><text:span text:style-name="T72">delle provviste</text:span>.</text:p>
      <text:p text:style-name="P13">Se hai contrassegnato la condizione “<text:span text:style-name="T72">impreparato”</text:span>, non puoi rifornirti. <text:span text:style-name="T72">Dovrai</text:span>, <text:span text:style-name="T72">invece,</text:span> trovare aiuto in una comunità quando <text:span text:style-name="T72">ci </text:span><text:span text:style-name="T1">“</text:span><text:span text:style-name="T2">S</text:span><text:span text:style-name="T1">oggiorni”.</text:span></text:p>
      <text:p text:style-name="P38"/>
      <text:p text:style-name="P7">Accampati</text:p>
      <text:p text:style-name="P63">L'accampamento può essere un'attività puramente narrativa e può essere astratta o interpretata come preferisci. Tuttavia, se hai bisogno di riprenderti dall<text:span text:style-name="T58">e fatiche</text:span> delle tue avventure mentre viaggi attraverso le terre selvagge, <text:span text:style-name="T73">esegui</text:span> questa mossa.</text:p>
      <text:p text:style-name="P14">A differenza della maggior parte delle mosse, non otterrai + una statistica. Invece, tiri <text:span text:style-name="T58">su </text:span><text:s/>+<text:span text:style-name="T73">provviste</text:span>. Questo rappresenta <text:span text:style-name="T73">la possibilità di accedere al tuo equipaggiamente e ai materiali necessari: r</text:span>annicchiarsi nel mantello sul terreno freddo è un'esperienza <text:span text:style-name="T58">ben </text:span>diversa da un fuoco caldo <text:span text:style-name="T58">con</text:span> del buon cibo e una tenda <text:span text:style-name="T73">al riparo dall’umidità</text:span>.</text:p>
      <text:p text:style-name="P14">In caso di <text:span text:style-name="T28">successo pieno</text:span>, <text:span text:style-name="T58">puoi scegliere due opzioni</text:span> dall'elenco. Non puoi selezionare una singola opzione più di una volta. Con un <text:span text:style-name="T28">successo debole</text:span>, <text:span text:style-name="T58">puoi scegliere solo un’opzione</text:span>. Se recuperi o <text:span text:style-name="T58">banchetti</text:span>, puoi anche applicare quei benefici ai tuoi <text:span text:style-name="T58">famigli</text:span>. </text:p>
      <text:p text:style-name="P14">Se stai viaggiando con gli alleati, solo uno di voi effettua questo tiro per il gruppo. Ognuno di voi può scegliere i propri benefici <text:span text:style-name="T73">nel caso di</text:span> un <text:span text:style-name="T28">successo pieno </text:span><text:span text:style-name="T59">o</text:span><text:span text:style-name="T26"> debole</text:span>.</text:p>
      <text:p text:style-name="P15"><text:soft-page-break/>In caso di <text:span text:style-name="T28">fallimento</text:span>, non ottieni alcun vantaggio <text:span text:style-name="T73">dal tuo periodo di riposo</text:span>. Forse hai <text:span text:style-name="T73">fatto</text:span> sogni inquietanti (<text:span text:style-name="T1">“</text:span><text:span text:style-name="T8">Subisci</text:span><text:span text:style-name="T1"> lo stress”</text:span>). Il <text:span text:style-name="T58">brutto </text:span>tempo potrebbe averti <text:span text:style-name="T58">fatto infreddolire e stancare di più</text:span> (<text:span text:style-name="T1">“</text:span><text:span text:style-name="T8">Subisci</text:span><text:span text:style-name="T1"> dann</text:span><text:span text:style-name="T3">i</text:span><text:span text:style-name="T1">”</text:span>). Oppure sei stato <text:span text:style-name="T73">sorpreso da un’imboscata</text:span>. In caso di dubbio, tira sulla tabella <text:span text:style-name="T1">“Pagare il Prezzo”</text:span> o <text:span text:style-name="T1">“Chiedi </text:span><text:span text:style-name="T3">all’Oracolo”</text:span><text:span text:style-name="T58"> per un’</text:span>ispirazione. A seconda di ciò che immagini, puoi giocare per vedere cosa succede o saltare <text:span text:style-name="T73">direttamente </text:span>al giorno successivo mentre malconcio continui il tuo viaggio.</text:p>
      <text:p text:style-name="P15"/>
      <text:p text:style-name="P8">Intraprendi un viaggio</text:p>
      <text:p text:style-name="P62">Questa è la mossa <text:span text:style-name="T61">con la quale si può viaggiare</text:span> <text:span text:style-name="T61">nelle Ironlands</text:span>. Quando parti o procedi verso una destinazione, fai questa mossa. Per prima cosa, assegna un grado al tuo viaggio. Decidi <text:span text:style-name="T74">quanto è lungo</text:span> e quanto <text:span text:style-name="T74">è </text:span>pericoloso <text:span text:style-name="T74">in base alla narrazione stabilita finora</text:span>. Se non sei sicuro, <text:span text:style-name="T1">“</text:span><text:span text:style-name="T4">C</text:span><text:span text:style-name="T1">hiedi all'Oracolo”</text:span>. La maggior parte dei tuoi viaggi dovrebbe essere problematica o pericolosa. Viaggi formidabili o estremi potrebbero richiedere settimane all'interno della narrazione, con soste appropriate, missioni secondarie e avventure lungo il percorso. Un viaggio epico dura mesi o addirittura anni. È il viaggio di una vita.</text:p>
      <text:p text:style-name="P16">Se il viaggio è banale, <text:span text:style-name="T61">copre cioè</text:span> <text:span text:style-name="T61">una </text:span>distanza relativamente breve attraverso un territorio sicuro, non fare questa mossa. Basta narrare il viaggio e saltare <text:span text:style-name="T61">direttamente </text:span>a cosa succede o cosa fai quando arrivi.</text:p>
      <text:p text:style-name="P16"/>
      <text:p text:style-name="P34">OTTIENI UN PASSAGGIO ?</text:p>
      <text:p text:style-name="P16">Se fai parte di una carovana o di un gruppo di PNG e non partecipi attivamente alla pianificazione o all'esecuzione del viaggio, non <text:span text:style-name="T74">eseguirai</text:span> questa mossa né <text:span text:style-name="T74">marcherai</text:span> progress<text:span text:style-name="T74">o</text:span>. Il viaggio si risolverà <text:span text:style-name="T74">solo a livello narrativo</text:span>. Puoi <text:span text:style-name="T1">“</text:span><text:span text:style-name="T4">C</text:span><text:span text:style-name="T1">hiedere all'Oracolo”</text:span> di determinare cosa succede lungo il percorso o al tuo arrivo.</text:p>
      <text:p text:style-name="P14"/>
      <text:p text:style-name="P32">ALLEATI E VIAGGI</text:p>
      <text:p text:style-name="P14">Se stai viaggiando con degli alleati, <text:span text:style-name="T62">solo </text:span>uno di voi effettua il tiro <text:span text:style-name="T1">“Intraprendere un viaggio”</text:span> per <text:span text:style-name="T75">ciascuna tappa</text:span> <text:span text:style-name="T62">ma</text:span> condividete <text:span text:style-name="T75">la stessa barra di</text:span> progress<text:span text:style-name="T75">o</text:span>. La responsabilità di <text:span text:style-name="T62">chi </text:span>guida il viaggio può <text:span text:style-name="T62">cambiare</text:span> <text:span text:style-name="T75">tra</text:span> un<text:span text:style-name="T75">a</text:span> <text:span text:style-name="T75">tappa e </text:span>l'altr<text:span text:style-name="T75">a</text:span> <text:span text:style-name="T75">secondo le vostre preferenze</text:span>.</text:p>
      <text:p text:style-name="P14">I tuoi compagni di viaggio possono aiutarti facendo la mossa <text:span text:style-name="T1">“Aiuta </text:span><text:span text:style-name="T9">un</text:span><text:span text:style-name="T1"> alleato”</text:span>. Forse <text:span text:style-name="T62">sono andati in avanscoperta</text:span> o <text:span text:style-name="T62">semplicemente </text:span>ti sostengono <text:span text:style-name="T75">il morale </text:span>con una canzone vivace. Possono anche <text:span text:style-name="T1">“Rifornirsi”</text:span> <text:span text:style-name="T75">se cacciano o recuperano provviste </text:span>lungo <text:span text:style-name="T75">la strada</text:span>. Tutti dovrebbero offrire un<text:span text:style-name="T62">o</text:span> <text:span text:style-name="T62">spunto </text:span>narrativo per ciò che fanno e vedono durante il viaggio, anche se non <text:span text:style-name="T75">fanno</text:span> <text:span text:style-name="T75">mosse</text:span>.</text:p>
      <text:p text:style-name="P17">Solo il personaggio che effettua la mossa riceve il bonus <text:span text:style-name="T62">impeto </text:span>su un <text:span text:style-name="T29">successo pieno</text:span>. Ma, poiché <text:span text:style-name="T76">la barra delle provviste</text:span> è condivis<text:span text:style-name="T76">a</text:span>, <text:span text:style-name="T76">tutti subiscono</text:span>-1 <text:span text:style-name="T76">provviste se </text:span>il personaggio che <text:span text:style-name="T76">guida sceglie quell’opzione</text:span> su un <text:span text:style-name="T29">successo pieno </text:span>o un <text:span text:style-name="T29">successo debole</text:span>.</text:p>
      <text:p text:style-name="P35"/>
      <text:p text:style-name="P36">TAPPE INTERMEDIE</text:p>
      <text:p text:style-name="P17">Se metti a segno un <text:span text:style-name="T29">successo pieno</text:span> o <text:span text:style-name="T29">successo </text:span><text:span text:style-name="T26">debole</text:span> con questa mossa, raggiungi un <text:span text:style-name="T77">traguardo intermedio, un insediamento o un punto di interesse.</text:span> A seconda delle informazioni di cui disponi o se hai già <text:span text:style-name="T77">esplorato</text:span> quest'area in precedenza, potresti conoscere un punto di <text:span text:style-name="T77">interesse</text:span> specifico. In caso contrario, immagina cosa trovi. Se hai bisogno di ispirazione, <text:span text:style-name="T1">“Chiedi all'Oracolo”</text:span>.</text:p>
      <text:p text:style-name="P17">Troverai tabelle casuali per le caratteristiche dei <text:span text:style-name="T77">traguardi intermedi</text:span> a pagina 176, ma non fare troppo affidamento su questi generatori. Cerca ispirazione <text:span text:style-name="T77">nella</text:span> narrativa e dal paesaggio che immagini intorno a te. Se è interessante, meraviglioso o<text:span text:style-name="T62">ppure</text:span> crea nuove opportunità per <text:span text:style-name="T77">situazioni drammatiche o</text:span> avventur<text:span text:style-name="T77">ose</text:span>, <text:span text:style-name="T62">dagli </text:span>vita.</text:p>
      <text:p text:style-name="P17">A seconda del ritmo della tua storia e dell<text:span text:style-name="T78">e circostanze</text:span> attual<text:span text:style-name="T78">i</text:span>, puoi scegliere di concentrarti su questo <text:span text:style-name="T78">traguardo intermedio</text:span>. Un insediamento può offrire opportunità di <text:span text:style-name="T78">interpretazione</text:span> o <text:span text:style-name="T78">dare</text:span> la possibilità di recuperare e <text:span text:style-name="T78">fare scorte</text:span> tramite la mossa <text:span text:style-name="T1">“Soggior</text:span><text:span text:style-name="T5">na”</text:span>. Nelle terre selvagge, potresti fare mosse come <text:span text:style-name="T1">“Accampamento”, “Rifornimento” </text:span><text:span text:style-name="T63">o</text:span><text:span text:style-name="T1"> “Assicurati un vantaggio”</text:span>. Oppure puoi <text:span text:style-name="T78">giocare </text:span>una scena che non prevede mosse <text:span text:style-name="T78">nella quale </text:span>interagisci con i tuoi alleati o <text:span text:style-name="T78">con </text:span>il mondo. <text:s/>Alcun<text:span text:style-name="T78">e tappe</text:span> <text:span text:style-name="T78">saranno gestite</text:span> come un montaggio cinematografico (senza dubbio raffigurato in una ripresa <text:span text:style-name="T78">dall’alto </text:span>mentre ti arrampichi su colline frastagliate). Altr<text:span text:style-name="T78">e tappe ti </text:span>offrono l'opportunità di <text:span text:style-name="T78">essere esplorate in dettaglio</text:span>, arricchendo la tua storia e il tuo mondo.</text:p>
      <text:p text:style-name="P17">Quando ottieni un <text:span text:style-name="T29">Match</text:span> <text:span text:style-name="T62">tirando i dadi</text:span>, cogli l'occasione per introdurre qualcosa di inaspettato. Questo potrebbe essere un incontro, una caratteristica <text:span text:style-name="T78">del paesaggio</text:span> sorprendente o drammatica o una svolta <text:span text:style-name="T78">negli </text:span>eventi <text:span text:style-name="T78">della</text:span> tua <text:span text:style-name="T78">missione </text:span>attuale.</text:p>
      <text:p text:style-name="P17"/>
      <text:p text:style-name="P33"><text:span text:style-name="T64">MARCARE</text:span> PROGRESS<text:span text:style-name="T64">O</text:span></text:p>
      <text:p text:style-name="P17">Quando ottieni un <text:span text:style-name="T30">successo</text:span> e raggiungi un <text:span text:style-name="T79">traguardo intermedio</text:span>, <text:span text:style-name="T64">marca</text:span> i progressi in base al grado del viaggio. Ad esempio, in un viaggio pericoloso <text:span text:style-name="T64">marchi</text:span> 2 progressi (riempiendo due caselle sulla <text:span text:style-name="T79">barra</text:span> dei progressi) per ogni <text:span text:style-name="T79">tappa</text:span>. Quando ritieni di aver accumulato abbastanza progressi e sei pronto <text:span text:style-name="T79">a completare l’ultimo tratto</text:span> verso la tua destinazione, fai la mossa <text:span text:style-name="T1">“Raggiungi la tua destinazione”</text:span>. </text:p>
      <text:p text:style-name="P17"/>
      <text:p text:style-name="P31"><text:span text:style-name="T80">DURATA</text:span> D<text:span text:style-name="T80">EL</text:span> VIAGGIO</text:p>
      <text:p text:style-name="P17"><text:span text:style-name="T80">La durata </text:span>d<text:span text:style-name="T80">el</text:span> viaggio può essere in gran parte astratt<text:span text:style-name="T80">a</text:span>. <text:span text:style-name="T80">T</text:span>ra <text:span text:style-name="T80">una tappa e l’altra </text:span>potrebbe<text:span text:style-name="T80">ro</text:span> <text:span text:style-name="T80">passare </text:span>ore o giorni, a seconda del terreno e della distanza. Se è importante, esprimi un giudizio basato su ciò che <text:span text:style-name="T80">conosci del</text:span> viaggio o <text:span text:style-name="T1">“</text:span><text:span text:style-name="T6">C</text:span><text:span text:style-name="T1">hiedi all'Oracolo”</text:span>.</text:p>
      <text:p text:style-name="P17"/>
      <text:p text:style-name="P31"><text:span text:style-name="T64">CAVALCATURE</text:span> E TRASPORTO</text:p>
      <text:p text:style-name="P17">Cavalli, muli e trasporti (come le barche) influenzano la <text:span text:style-name="T81">descrizione</text:span> del tuo viaggio, la logistica e quanto tempo ci vuole. Non <text:span text:style-name="T81">ti </text:span>forniscono un vantaggio meccanico a meno che tu non abbia una risorsa che ti dia un bonus (come un <text:span text:style-name="T64">compagno</text:span> Cavallo).</text:p>
      <text:p text:style-name="P17"/>
      <text:p text:style-name="P31">G<text:span text:style-name="T82">ESTIRE LE RISORSE</text:span></text:p>
      <text:p text:style-name="P17">Durante il viaggio, puoi inserire le mosse <text:span text:style-name="T1">“Rifornirsi”</text:span> o <text:span text:style-name="T1">“Accamparsi”</text:span> per gestire la tua salute, il tuo spirito, le provviste o per creare nuove scene come piccole distrazioni. Non preoccuparti di usare <text:span text:style-name="T1">“Accamparsi”</text:span> automaticamente alla fine di ogni giorno di viaggio, perché non è necessario fare la mossa per riposarsi e accamparsi e puoi interpretare o saltare queste scene come preferisci. Quando vuoi i benefici meccanici di <text:span text:style-name="T1">“Accamparsi”</text:span> o sei interessato a giocare la mossa all’interno della narrazione, fallo.</text:p>
      <text:p text:style-name="P17"/>
      <text:p text:style-name="P37">SE VAI A VUOTO…</text:p>
      <text:p text:style-name="P17">Se <text:span text:style-name="T31">fallisci</text:span>, non segni progresso, ma incontri un nuovo pericolo. Potresti trovarti di fronte pericoli derivanti dagli agenti atmosferici, dal terreno, da scontri con creature o persone, da attacchi dei tuoi nemici, da strane scoperte o da eventi soprannaturali. Decidi cosa accade, in base alle circostanze e all’ambiente, tira sulla tabella <text:span text:style-name="T1">“Pagare il prezzo”</text:span> o <text:span text:style-name="T1">“Chiedi all’oracolo” </text:span>per ispirazione. Sulla base del ritmo narrativo desiderato, puoi giocare l’evento per vedere che succede, o riassumerlo e applicare immediatamente le sue conseguenze.</text:p>
      <text:p text:style-name="P29">Ad esempio: <text:span text:style-name="T26">Fallisci</text:span> e decidi che incontri un grande fiume dalle forti correnti, che dovrai attraversare per proseguire il tuo viaggio. Se vuoi concentrarti sul modo in cui gestisci la situazione, gioca per vedere cosa succede attraverso le mosse. Potresti <text:span text:style-name="T1">“Assicurarti un vantaggio”</text:span> esplorando una zona più a monte alla ricerca di un guado, poi <text:span text:style-name="T1">“Affrontare il pericolo”</text:span> per attraversarlo. Oppure, se vuoi far proseguire velocemente la storia, potresti saltare direttamente a un esito pericoloso, come lo spreco di provviste nel guado (subisci -provviste). Alterna i due approcci, soprattutto durante viaggi lunghi.</text:p>
      <text:p text:style-name="P29"/>
      <text:p text:style-name="P9"><text:soft-page-break/>Raggiungi la tua destinazione</text:p>
      <text:p text:style-name="P68">Quando hai fatto progressi sulla barra del tuo viaggio e sei pronto a completare il tuo viaggio, esegui questa mossa. Essendo una mossa di progresso, il bonus al tiro dipende dal numero di caselle di progresso riempite e l’impeto non ha alcun impatto.</text:p>
      <text:p text:style-name="P29">Con un <text:span text:style-name="T32">successo pieno</text:span>, arriv<text:span text:style-name="T83">i</text:span> a <text:span text:style-name="T83">destinazione </text:span>nella posizione migliore per il successo. Questo dovrebbe essere riflesso nel beneficio meccanico offerto dalla mossa, ma anche nel modo in cui immagini il tuo arrivo. Se è stato un viaggio lungo e complicato, rendi questo momento appagante.</text:p>
      <text:p text:style-name="P29">Con un <text:span text:style-name="T32">successo debole</text:span>, qualcosa complica il tuo arrivo o i tuoi prossimi passi. Le cose non sono come te le aspettavi, oppure un nuovo pericolo si pales<text:span text:style-name="T83">a</text:span>. Forse il villaggio è stato occupato da una banda di razziatori, o il mistico da cui sei andato per un consiglio è inizialmente ostile. Immagina cosa trovi e gioca per vedere cosa succede.</text:p>
      <text:p text:style-name="P30">Se stai viaggiando con degli alleati, uno di voi effettua la mossa. Ciascuno di voi subisce gli effetti dell’esito narrativo della mossa, mentre quelli meccanici in caso di <text:span text:style-name="T32">successo pieno</text:span> sono solo per il personaggio che esegue la mossa.</text:p>
      <text:p text:style-name="P29"/>
      <text:p text:style-name="P29"/>
      <text:p text:style-name="P47">MOSSE DI <text:span text:style-name="T111">RELAZIONE</text:span></text:p>
      <text:p text:style-name="P47"/>
      <text:p text:style-name="P61">Le mosse di relazione sono eseguite quando interagisci con altre persone nel mondo, combatti duelli, formi legami, aiuti i tuoi alleati e decidere il destino del tuo personaggio.</text:p>
      <text:p text:style-name="P61"/>
      <text:p text:style-name="P48">Costringere</text:p>
      <text:p text:style-name="P69">Quando agisci per convincere qualcuno a fare quello che chiedi, o a darti qualcosa, esegui questa mossa. Puoi usare uno scambio di favori, l’intimidazione, il fascino, la diplomazia o l’inganno: usa la caratteristica appropriata al tuo approccio e tira per vedere cosa succede.</text:p>
      <text:p text:style-name="P69">Questa mossa non ti dà ruota libera per controllare le azioni degli altri personaggi nel tuo mondo. Ricorda: la narrazione prima di tutto. Considera le loro motivazioni. Su cosa stai facendo leva? Cosa intendono ottenere o evitare? Hai un rapporto con loro? Se le tue parole non sono efficaci, oppure le tue promesse o le tue minacce non hanno peso, non puoi fare questa mossa. Non puoi uscire da una situazione con l’intimidazione se sei chiaramente in una situazione di svantaggio; non puoi negoziare quando non hai nulla di valore da offrire. Se non sei sicuro, <text:span text:style-name="T1">“Chiedi all’</text:span><text:span text:style-name="T13">O</text:span><text:span text:style-name="T1">racolo”</text:span> “prenderebbero in considerazione questa richiesta?” Se la risposta è sì, esegui la mossa.</text:p>
      <text:p text:style-name="P69">D’altro canto, se la loro risposta positiva è di fatto assicurata, perché stai agendo evidentemente nel loro miglior interesse o stai offrendo uno scambio a un valore adeguato, non eseguire la mossa. Fallo semplicemente accadere. Riserva la mossa per le volte in cui la situazione è incerta e drammatica.</text:p>
      <text:p text:style-name="P69">Con un <text:span text:style-name="T44">successo debole</text:span>, il successo dipende dalla loro controproposta. Considera ancora una volta la situazione immaginata. Cosa desiderano? Cosa placherebbe le loro preoccupazioni o li motiverebbe a eseguire la tua richiesta? Se accetti la loro offerta, guadagni terreno; se no, hai incontrato un ostacolo nella tua cerca e devi trovare un’altra strada per proseguire.</text:p>
      <text:p text:style-name="P69">Se prometti al bersaglio qualcosa come parte della mossa, ma poi non sei in grado di mantenere la promessa, dovrebbe reagire in maniera coerente. Potrebbe essere semplicemente una fredda accoglienza al tuo ritorno in questa comunità, oppure, se il bersaglio è potente, potrebbe anche compiere delle azioni contro di te. Se condividete un legame, quasi certamente dovresti <text:span text:style-name="T1">“Mettere alla prova il tuo legame”</text:span>. Le tue azioni, buone o cattive, dovrebbero avere delle ramificazioni all’interno della tua storia che non si limitano all’ambito di applicazione della mossa.</text:p>
      <text:p text:style-name="P69">Se <text:span text:style-name="T44">fallisci</text:span>, il bersaglio si sente insultato o è arrabbiato, inflessibile, consapevole delle tue bugie, oppure richiede qualcosa che ti costerà caro. La sua risposta dovrebbe introdurre nuovi pericoli o complicazioni.</text:p>
      <text:p text:style-name="P69"><text:span text:style-name="T1">“Costringere”</text:span> può anche essere usato per porre fine a un combattimento in maniera non violenta. Il tuo approccio definisce la caratteristica che usi: solitamente +ferro se minacci altra violenza, +cuore se cerchi di arrenderti o ragionare, +ombra quando usi l’inganno. Il tuo avversario deve avere una ragione per prestare ascolto al tuo tentativo. Se non sei sicuro, <text:span text:style-name="T1">“Chiedi all’</text:span><text:span text:style-name="T14">O</text:span><text:span text:style-name="T1">racolo”</text:span>.</text:p>
      <text:p text:style-name="P69"/>
      <text:p text:style-name="P49">Soggiornare</text:p>
      <text:p text:style-name="P70">Le comunità costituiscono un’oasi nelle pericolose terre selvagge delle <text:span text:style-name="T112">Ironlands</text:span>: sono fonte di protezione, scambi e amicizia. Tuttavia, non esistono grandi città come quelle che sorgevano nel Vecchio Mondo: la vita qui è troppo dura e le risorse troppo scarse.</text:p>
      <text:p text:style-name="P70">Quando riposi, fai rifornimento e condividi momenti amichevoli all’interno di una comunità, esegui questa mossa. In base al livello di successo, puoi scegliere una o più debilitazioni da cancellare o barre da aumentare. Se condividi un legame con questa comunità e <text:span text:style-name="T112">hai un </text:span><text:span text:style-name="T45">successo pieno</text:span>, puoi scegliere un’opzione in più.</text:p>
      <text:p text:style-name="P70">Ciascuna opzione può essere scelta una sola volta. Se scegli di recuperare, gli effetti si applicano anche ai tuoi compagni. Se <text:span text:style-name="T1">“Soggiorni”</text:span> con degli alleati, solo uno di voi esegue questa mossa, ma tutti potete scegliere le vostre opzioni in caso di <text:span text:style-name="T45">successo pieno</text:span> o <text:span text:style-name="T45">successo</text:span><text:span text:style-name="T26"> debole</text:span>.</text:p>
      <text:p text:style-name="P70"><text:span text:style-name="T1">“Soggiornare”</text:span> richiede diverse ore o vari giorni, in base alle circostanze concrete e al livello di aiuto e di riposo richiesto. Fai questa mossa una sola volta quando visiti una comunità, a meno che la situazione cambi.</text:p>
      <text:p text:style-name="P70">Se <text:span text:style-name="T112">hai un </text:span><text:span text:style-name="T45">successo pieno</text:span>, questa mossa ti consente anche di tirare di nuovo su una delle azioni di recupero scelte. Il secondo tiro fornisce un bonus a quella attività (se <text:span text:style-name="T112">hai un </text:span><text:span text:style-name="T45">successo pieno</text:span>), ma può anche farti perdere tutti i suoi benefici.</text:p>
      <text:p text:style-name="P70">Se ti ritrovi con uno spirito basso, potresti scegliere di concentrarti sull’azione socializzare, passando del tempo nella taverna o in intimità con la persona amata. Tira ancora +cuore e ottieni il bonus se vai a segno.</text:p>
      <text:p text:style-name="P70">Dovresti immaginare cosa rende questa comunità e la sua popolazione uniche. Dai a ciascuna comunità almeno una caratteristica memorabile. Se hai bisogno di ispirazione, <text:span text:style-name="T1">“Chiedi all’</text:span><text:span text:style-name="T15">O</text:span><text:span text:style-name="T1">racolo”</text:span>. Troverai spunti creativi e generatori di nomi e problemi per le comunità nel capitolo dedicato.</text:p>
      <text:p text:style-name="P70">In senso narrativo, puoi immaginare la maggior parte del tempo in questa comunità come un montaggio. Se scegli di approfondire un’azione di recupero, poni la tua attenzione su quella scena e immagina cosa accade. Potresti essere nella casa del guaritore o al mercato, ballare a una festa o discutere con il capoclan sui vostri piani futuri. Immagina come inizia la scena, fai il tuo tiro, poi narra la conclusione della scena, in base all’esito del tuo tiro.</text:p>
      <text:p text:style-name="P70">Puoi anche eseguire altre mosse mentre sei all’interno della comunità. Se hai bisogno di <text:span text:style-name="T1">“Raccogliere informazioni”</text:span>, <text:span text:style-name="T1">“Costringere” </text:span><text:span text:style-name="T63">qualcuno</text:span> o <text:span text:style-name="T1">“</text:span><text:span text:style-name="T16">Tracciare</text:span><text:span text:style-name="T1"> il cerchio”</text:span> per risolvere una faida, approfondisci quelle scene e gioca per vedere cosa succede. <text:span text:style-name="T1">“Soggiornare”</text:span> è una mossa ad ampio respiro, che definisce il tono della tua permanenza e definisce le meccaniche del tuo recupero, ma non è l’unica mossa che puoi fare.</text:p>
      <text:p text:style-name="P70">Se <text:span text:style-name="T45">fallisci</text:span>, qualcosa va storto: non sei il benvenuto, i cittadini sono ostili nei tuoi confronti, il tuo umore funereo ti isola, un evento pericoloso minaccia tutta la comunità. Immagina cosa avviene in base alla tua situazione attuale, oppure <text:span text:style-name="T1">“Chiedi all’</text:span><text:span text:style-name="T15">O</text:span><text:span text:style-name="T1">racolo”</text:span>.</text:p>
      <text:p text:style-name="P70"/>
      <text:p text:style-name="P70"/>
      <text:p text:style-name="P50"><text:soft-page-break/><text:span text:style-name="T113">Tracciare</text:span> il cerchio</text:p>
      <text:p text:style-name="P71">I duelli rituali sono una maniera comune di gestire una disputa fra gli abitanti delle <text:span text:style-name="T113">Ironlands</text:span>. Quando sfidi qualcuno o accetti una sfida, tu e il tuo avversario tracciate un semicerchio ciascuno con la punta di una lama di ferro; poi, vi posizionate di fronte all’interno del cerchio e combattete.</text:p>
      <text:p text:style-name="P71">Crei una barra di progresso per il tuo avversario come nella mossa <text:span text:style-name="T1">“</text:span><text:span text:style-name="T16">Entrare</text:span><text:span text:style-name="T1"> </text:span><text:span text:style-name="T16">nella</text:span><text:span text:style-name="T1"> mischia”</text:span>, ma usi questa mossa per iniziare il combattimento. Hai l’iniziativa, a meno che tu vada a vuoto o scelga di concedere il primo attacco.</text:p>
      <text:p text:style-name="P71">I duelli si fermano quando uno dei duellanti si arrende o è chiaramente sconfitto. Il vincitore può quindi fare una richiesta, cui lo sconfitto deve obbedire. Non obbedire a questa richiesta provoca ostracismo e vergogna. Se perdi un duello, immagina cosa ti chiederà il tuo avversario o, se non sei sicuro, “Chiedi all’<text:span text:style-name="T113">O</text:span>racolo”. Poi, fallo o affronta il costo narrativo del tuo disonore.</text:p>
      <text:p text:style-name="P71">I duelli possono anche essere fino alla morte. Se uno dei due combattenti dichiara la propria intenzione di lottare fino alla morte, l’altro deve accettare o rinunciare.</text:p>
      <text:p text:style-name="P71"/>
      <text:p text:style-name="P51">Formare un legame</text:p>
      <text:p text:style-name="P71">I legami creano una connessione fra te e le persone delle Lande di ferro. Forniscono un beneficio narrativo, arricchendo le tue interazioni e creando collegamenti con personaggi ricorrenti e luoghi familiari; forniscono anche un beneficio meccanico, dandoti delle aggiunte quando esegui mosse come <text:span text:style-name="T1">“Soggiornare”</text:span> o <text:span text:style-name="T1">“Costringere”</text:span>. Infine, l’effetto forse più importante dei tuoi legami è contribuire a definire il tuo destino quando abbandoni la vita da avventuriero e <text:span text:style-name="T1">“Scrivi il tuo epilogo”</text:span>.</text:p>
      <text:p text:style-name="P71">I legami possono essere creati da situazioni narrative o dai giuramenti che presti. Se hai creato un rapporto stretto con una persona o una comunità, puoi <text:span text:style-name="T1">“Formare un legame”</text:span> per dare ad esso ancora più importanza. Se fai questa mossa dopo aver <text:span text:style-name="T1">“Portato a compimento un giuramento”</text:span> a servizio della persona o della comunità, ti sei dimostrato meritevole e puoi ritirare i dadi.</text:p>
      <text:p text:style-name="P71">Quando ottieni un <text:span text:style-name="T26">successo pieno</text:span>, aggiungi una spunta sulla tua barra di progresso dei legami e prendi nota del tuo legame.</text:p>
      <text:p text:style-name="P71">Con un <text:span text:style-name="T26">successo debole</text:span>, ti chiedono qualcosa in più: potrebbe essere un compito, un oggetto, una concessione, addirittura un giuramento. Immagina ciò di cui hanno bisogno, oppure <text:span text:style-name="T1">“Chiedi all’</text:span><text:span text:style-name="T17">O</text:span><text:span text:style-name="T1">racolo”</text:span>. Se soddisfi la richiesta o <text:span text:style-name="T1">“Presti un giuramento di ferro”</text:span>, puoi segnare il legame.</text:p>
      <text:p text:style-name="P71">Se <text:span text:style-name="T46">fallisci</text:span>, ti hanno rifiutato. Perché? La risposta dovrebbe portare in scena nuove complicazioni o nuovi pericoli.</text:p>
      <text:p text:style-name="P74"/>
      <text:p text:style-name="P74">LEGAMI NELLA NARRAZIONE</text:p>
      <text:p text:style-name="P81"><text:span text:style-name="T101">Nella narrazione, i legami possono essere sanciti da cerimonie: se il tuo legame è con una persona, magari vi siete scambiati regali; quando formi un legame con una comunità, potrebbero tributarti onore alla loro maniera. Immagina come appaiono queste cerimonie, per aggiungere dettagli narrativi all’ambientazione.</text:span></text:p>
      <text:p text:style-name="P71">Inoltre, rispetta il peso narrativo di un legame. Non dichiarare un legame con chiunque incontri solo per aggiungere più spunte alla tua barra di progresso dei legami. I tuoi legami rappresentano delle connessioni reali e profonde.</text:p>
      <text:p text:style-name="P74"/>
      <text:p text:style-name="P74">LEGAMI E ALLEATI</text:p>
      <text:p text:style-name="P71">Se tu e i tuoi alleati agite insieme per <text:span text:style-name="T1">“Formare un legame”</text:span> con un <text:span text:style-name="T114">NPC</text:span> o una comunità, solo uno di voi esegue la mossa, mentre gli altri possono <text:span text:style-name="T1">“Aiutare un alleato”</text:span> per dare supporto. Se chi esegue la mossa va a segno, ciascuno di voi può segnare una spunta alla propria barra di progresso dei legami, ma solo chi ha eseguito la mossa ottiene gli altri benefici meccanici di un successo pieno (+1 spirito o +2 impeto).</text:p>
      <text:p text:style-name="P71">Possono esistere legami anche fra alleati. Uno di voi esegue la mossa ed entrambi segnate il legame in caso di colpo a segno. Con un <text:span text:style-name="T47">successo</text:span><text:span text:style-name="T26"> debole</text:span>, il tuo alleato può decidere cosa chiederti. Con un <text:span text:style-name="T47">fallimento</text:span>, qualcosa si frappone tra voi. Di cosa si tratta? Cosa dovrai fare per stabilire una connessione più profonda?</text:p>
      <text:p text:style-name="P71"/>
      <text:p text:style-name="P51">Mettere alla prova il tuo legame</text:p>
      <text:p text:style-name="P71">I legami non durano necessariamente per sempre. Gli eventi nella tua storia potrebbero mettere alla prova il legame: quant’è forte il tuo impegno? Se cerchi di mantenere il legame, a che prezzo? Quando sei costretto ad agire contro una comunità o una persona con cui condividi un legame, fallisci in un compito importante a loro beneficio, oppure rompono la fiducia che riponevi in loro, esegui questa mossa.</text:p>
      <text:p text:style-name="P71">Dovresti <text:span text:style-name="T1">“Mettere alla prova il tuo legame”</text:span> all’interno della comunità o con la persona con cui condividi il legame. Se un evento impone questa prova, ma non sei nella posizione per risolvere questa situazione, prendine nota. Poi, fai la mossa la prossima volta in cui entri in contatto con la persona o la comunità. Se un periodo di tempo prolungato (giorni, settimane o mesi, in base alle circostanze) passa senza effettuare la prova, annulla il legame e non pensarci più.</text:p>
      <text:p text:style-name="P71">Se tu e i tuoi alleati condividete un legame con un <text:span text:style-name="T114">NPC</text:span> o una comunità e agite insieme per <text:span text:style-name="T1">”Mettere alla prova il vostro legame”</text:span>, solo uno di voi effettua la mossa.</text:p>
      <text:p text:style-name="P71"/>
      <text:p text:style-name="P51">Aiutare un alleato</text:p>
      <text:p text:style-name="P71">Quando compi un’azione per <text:span text:style-name="T1">“</text:span><text:span text:style-name="T18">A</text:span><text:span text:style-name="T1">iutare un alleato”</text:span> (il protagonista di un altro giocatore) con la mossa <text:span text:style-name="T1">“Assicurarsi un vantaggio”</text:span>, puoi concedere a quell’alleato i benefici della tua mossa. Ciò rappresenta un’azione di supporto che mette il tuo alleato nelle migliori condizioni per riuscire nella sua azione: potresti distrarre un avversario in combattimento, fare da avanguardia durante un viaggio, incoraggiarlo mentre affrontate insieme una terribile minaccia.</text:p>
      <text:p text:style-name="P71">Se ottieni un <text:span text:style-name="T48">successo pieno</text:span><text:span text:style-name="T115"> </text:span>quando ti <text:span text:style-name="T1">“Assicuri un vantaggio”</text:span>, il tuo alleato sceglie se ricevere +2 impeto o fare subito una mossa con un’aggiunta +1. Se hai una risorsa che concede benefici ulteriori in caso di colpo a segno con <text:span text:style-name="T1">“Assicurarsi un vantaggio”</text:span>, il tuo alleato riceve anche quei benefici al tuo posto.</text:p>
      <text:p text:style-name="P71">In combattimento, questa è una mossa proattiva, eseguita quando hai l’iniziativa. Se vai a segno con un <text:span text:style-name="T48">successo pieno</text:span>, tu e il tuo alleato prendete o mantenete l’iniziativa.</text:p>
      <text:p text:style-name="P71">Con un <text:span text:style-name="T48">successo debole</text:span><text:span text:style-name="T115"> </text:span>quando ti <text:span text:style-name="T1">“Assicuri un vantaggio”</text:span>, il tuo alleato prende +1 impeto, ma questo vantaggio è sfuggente, oppure la tua situazione si complica o diventa più pericolosa. Se sei in combattimento, entrambi perdete l’iniziativa.</text:p>
      <text:p text:style-name="P71">Se <text:span text:style-name="T48">fallisci</text:span>, uno dei due o entrambi dovreste <text:span text:style-name="T1">“Pagare il prezzo”</text:span> secondo quanto appropriato in base alle circostanze e al tuo obiettivo quando hai attivato la mossa. In caso di dubbio, <text:span text:style-name="T1">“Chiedi all’</text:span><text:span text:style-name="T18">O</text:span><text:span text:style-name="T1">racolo”</text:span>. Come per un <text:span text:style-name="T48">successo debole</text:span><text:span text:style-name="T115"> </text:span>, entrambi perdete l’iniziativa se in combattimento.</text:p>
      <text:p text:style-name="P71"><text:soft-page-break/>Se più personaggi compiono questa mossa per contribuire a un’azione di un alleato, tutti i bonus ottenuti con <text:span text:style-name="T1">“Assicurarsi un vantaggio”</text:span> si sommano. Se almeno uno degli alleati va a segno con un <text:span text:style-name="T48">successo pieno</text:span>, l’alleato aiutato può prendere o mantenere l’iniziativa.</text:p>
      <text:p text:style-name="P71">Non cercare di eseguire questa mossa a ripetizione con un alleato per cercare di aumentare rapidamente l’impeto. Immagina quello che stai facendo per <text:span text:style-name="T1">“Aiutare un alleato”</text:span>, <text:span text:style-name="T1">“Assicurati un vantaggio”</text:span>, gestisci l’esito e poi passa la palla al tuo alleato, che descrive come sfrutta il vantaggio ottenuto. Mantieni la situazione in movimento e fai sempre accadere qualcosa.</text:p>
      <text:p text:style-name="P71"/>
      <text:p text:style-name="P51">Scrivere il tuo epilogo</text:p>
      <text:p text:style-name="P71">Esegui questa mossa una sola volta, quando hai portato a compimento o abbandonato tutti i tuoi giuramenti e scegli di terminare la vita da avventuriero del tuo personaggio. Nel bene o nel male, i legami che hai formato influenzeranno i tuoi giorni. In che modo hai lasciato il segno? Dove sei il benvenuto e dove vieni evitato? Cosa rimane di te al termine delle tue <text:span text:style-name="T116">missioni</text:span>?</text:p>
      <text:p text:style-name="P71">Questa è una mossa <text:span text:style-name="T116">di </text:span>progresso. Tira i dadi e <text:span text:style-name="T116">confrontali con </text:span>le caselle riempite nella tua barra di progresso dei legami. L’impeto (positivo o negativo) non ha effetto su questo tiro.</text:p>
      <text:p text:style-name="P71">In base all’esito della mossa, immagina come trascorri i giorni che ti rimangono.</text:p>
      <text:p text:style-name="P71"/>
      <text:p text:style-name="P53">MOSSE DI COMBATTIMENTO</text:p>
      <text:p text:style-name="P71">Quando non vi sono altre opzioni, quando la spada si libera dal fodero, quando la freccia è incoccata, quando lo scudo è impugnato, esegui queste mosse.</text:p>
      <text:p text:style-name="P71"/>
      <text:p text:style-name="P52">Entrare nella mischia</text:p>
      <text:p text:style-name="P72">Esegui questa mossa quando ti unisci a un combattimento. Prepara delle barre di progresso per i tuoi avversari e tira per vedere chi ha il controllo all’inizio. Poi, gioca per vedere cosa succede.</text:p>
      <text:p text:style-name="P72">Se stai combattendo con degli alleati, ciascuno di voi si <text:span text:style-name="T1">“</text:span><text:span text:style-name="T19">Entra</text:span><text:span text:style-name="T1"> nella mischia”</text:span>. L’esito determina le vostre posizioni e la vostra prontezza iniziali. Tu e gli altri giocatori poi immaginate la scena ed eseguite le mosse più appropriate. Se hai l’iniziativa, sei nella posizione per eseguire mosse proattive; altrimenti, fai mosse per difenderti dagli attacchi o guadagnare la posizione. Se tu e i tuoi alleati combattete contro nemici comuni, condividete la barra di progresso in cui segnare il danno che ciascuno di voi infligge.</text:p>
      <text:p text:style-name="P72">Se stai combattendo un gruppo di avversari problematici o pericolosi, puoi combinarli in una singola barra di progresso come fossero un branco. Gestire il tuo progresso contro un branco è più semplice che tenere traccia di tutti i suoi membri singolarmente e renderà il combattimento leggermente più rapido. Per un piccolo branco (da 3 a 5 membri), aumenta il grado di 1; per un grande branco (da 6 a 10), aumenta il grado di due. Se stai affrontando più di 10 nemici problematici o pericolosi, raggruppali in branchi più piccoli e gestisci le loro barre di progresso.</text:p>
      <text:p text:style-name="P72">Per scoprire gli avversari che potresti affrontare nelle <text:span text:style-name="T117">Ironlands</text:span>, vedi il capitolo dedicato.</text:p>
      <text:p text:style-name="P72"/>
      <text:p text:style-name="P52">Colpire</text:p>
      <text:p text:style-name="P82"><text:span text:style-name="T101">Esegui questa mossa quando hai l’iniziativa e agisci per infliggere danno al tuo avversario. Nella narrazione, questa mossa può rappresentare un singolo istante, un affondo della tua ascia o il volo della tua freccia, oppure una raffica di attacchi che costringe il tuo avversario a mettersi sulla difensiva.</text:span></text:p>
      <text:p text:style-name="P72">Con un <text:span text:style-name="T49">successo pieno</text:span>, è un bel colpo in senso letterale. Da impostazione predefinita, infliggi 2 danni se usi un’arma letale (come una spada, un’ascia, una lancia o un arco), altrimenti infliggi 1 danno. Un <text:span text:style-name="T49">successo pieno</text:span><text:span text:style-name="T118"> </text:span>con questa mossa ti concede +1 danno (quindi 3 danni con un’arma letale). Le tue risorse potrebbero anche concederti ulteriori bonus.</text:p>
      <text:p text:style-name="P72">Ogni punto di danno che infliggi è segnato come progresso sulla barra di progresso del tuo avversario, in base al suo grado. Ad esempio, ciascun danno corrisponde a 2 spunte quando affronti un nemico estremo, mentre a 2 intere caselle contro un nemico pericoloso.</text:p>
      <text:p text:style-name="P72">Nella narrazione, descrivi un <text:span text:style-name="T49">successo pieno</text:span><text:span text:style-name="T118"> </text:span>come il ferimento del tuo avversario o la riduzione delle sue energie. Hai l’iniziativa e puoi effettuare la tua prossima mossa. Se pensavi che questo attacco fosse decisivo, puoi provare a <text:span text:style-name="T1">“Terminare il combattimento”</text:span>.</text:p>
      <text:p text:style-name="P72">Con un <text:span text:style-name="T49">successo debole</text:span>, hai inflitto del danno, ma ti sei scoperto o il tuo avversario contrattacca. Segni il tuo danno, ma il tuo avversario prende l’iniziativa. Cosa farà ora?</text:p>
      <text:p text:style-name="P72">Se <text:span text:style-name="T49">fallisci</text:span>, devi <text:span text:style-name="T1">“Pagare il prezzo”</text:span>. Il tuo avversario risponde al tuo colpo e tu <text:span text:style-name="T1">“Subisci danno”</text:span>. Perdi la posizione o il vantaggio e subisci -impeto. Affronti un pericolo nuovo o rafforzato. Un compagno o un alleato è a rischio di essere colpito. La tua arma cade o si spezza. Lascia che l’esito fluisca naturalmente dalla narrazione, oppure tira sulla tabella di <text:span text:style-name="T1">“Pagare il prezzo”</text:span> per vedere cosa succede.</text:p>
      <text:p text:style-name="P72"/>
      <text:p text:style-name="P52">Scontrarsi</text:p>
      <text:p text:style-name="P72">Quando il tuo avversario ha l’iniziativa e attacca, e tu decidi di rispondere colpo su colpo, esegui questa mossa.</text:p>
      <text:p text:style-name="P72">Per prima cosa, immagina la tua azione e la descrizione dello scambio: è un singolo momento drammatico in cui entrambi cercate uno spiraglio? O è una raffica di attacchi e parate, avanzate e ritirate? L’esito di <text:span text:style-name="T1">“Scontrarsi”</text:span> determina se il tuo avversario sfrutta il suo vantaggio o se riprendi il controllo del combattimento.</text:p>
      <text:p text:style-name="P72">Con un <text:span text:style-name="T50">successo pieno</text:span>, infliggi il tuo danno e sottrai l’iniziativa. Con un <text:span text:style-name="T50">successo debole</text:span>, riesci a infliggere danno, ma il tuo avversario mantiene l’iniziativa e tu devi <text:span text:style-name="T1">“Pagare il prezzo”</text:span>. Il prezzo potrebbe essere <text:span text:style-name="T1">“Subire danno”</text:span> da un contrattacco del tuo avversario, oppure qualche altro esito drammatico appropriato alla situazione e all’intento del tuo avversario.</text:p>
      <text:p text:style-name="P72">Se <text:span text:style-name="T50">fallisci</text:span>, non riesci a infliggere danno e <text:span text:style-name="T1">“Paghi il prezzo”</text:span>. Questo combattimento sta volgendo al peggio.</text:p>
      <text:p text:style-name="P72">Come per la mossa <text:span text:style-name="T1">“Colpire”</text:span>, ogni punto di danno che infliggi è segnato sulla barra di progresso del tuo avversario, nel modo appropriato al suo grado. Se non stai contrattaccando, ma stai solo provando a schivare l’attacco o cercando copertura, dovresti <text:span text:style-name="T1">“Affrontare un pericolo”</text:span>, non <text:span text:style-name="T1">“Scontrarti”</text:span>. Usare questa quella mossa ti concede più flessibilità nel decidere la caratteristica preferita da usare e il prezzo da pagare in caso di <text:span text:style-name="T50">successo debole</text:span> è relativamente leggero. Sfortunatamente, rinunci anche alla possibilità di infliggere danno al tuo avversario. Vai al paragrafo dedicato per approfondire gli usi di <text:span text:style-name="T1">“Affrontare un pericolo”</text:span> in combattimento.</text:p>
      <text:p text:style-name="P72">Se dovessi mai rispondere a un attacco semplicemente subendo il colpo, non si attiva una mossa, perché l’esito non è in dubbio. Semplicemente, <text:span text:style-name="T1">“Paga il prezzo”</text:span>.</text:p>
      <text:p text:style-name="P52"><text:soft-page-break/>Ribaltare le sorti</text:p>
      <text:p text:style-name="P72">Questa mossa rappresenta un ultimo, disperato, tentativo per recuperare il controllo del combattimento: è quel momento in cui tutto sembra perduto, ma l’eroe in qualche modo si rialza.</text:p>
      <text:p text:style-name="P72"><text:span text:style-name="T1">“Ribaltare le sorti”</text:span> ti consente di prendere l’iniziativa ed effettuare una mossa, una qualsiasi mossa appropriata in base alle circostanze (probabilmente <text:span text:style-name="T1">“Colpire”</text:span> o <text:span text:style-name="T1">“Assicurarsi un vantaggio”</text:span>). Tira la mossa, aggiungi +1 e agisci in base all’esito. Se vai a segno, puoi prendere un altro +1 impeto. Poi, gioca per vedere cosa succede. La speranza è che questa azione coraggiosa sia un punto di svolta nel combattimento.</text:p>
      <text:p text:style-name="P72">Il lato negativo, però, è che se vai a vuoto con la nuova mossa, le conseguenze dovrebbero essere ancora più severe: potresti subire danni ulteriori, la tua arma potrebbe rompersi, il tuo compagno essere gravemente ferito. Considera i risultati del fallimento e aggiungi del mordente. In caso di dubbio, <text:span text:style-name="T1">“Chiedi all’</text:span><text:span text:style-name="T20">O</text:span><text:span text:style-name="T1">racolo”</text:span>.</text:p>
      <text:p text:style-name="P72">Questo è un momento drammatico all’interno della narrazione e deve ricevere la giusta attenzione. Immagina l’azione del tuo personaggio: ti rialzi a fatica e sollevi la spada con uno sguardo carico di determinazione; sproni il tuo destriero in una carica disperata; afferri la lama dell’avversario a mani nude; estrai il pugnale dal tuo stivale e tenti un affondo; dichiari il tuo nome, piangi l’uccisione di tuo padre e intimi al tuo avversario di prepararsi a morire.</text:p>
      <text:p text:style-name="P72"/>
      <text:p text:style-name="P52">Terminare il combattimento</text:p>
      <text:p text:style-name="P82"><text:span text:style-name="T105">“Terminare il combattimento”</text:span><text:span text:style-name="T101"> porta a compimento le tue mosse precedenti e il progresso accumulato nella scena. E’ il momento in cui la va o la spacca: il tuo nemico è sconfitto? La tua è una vittoria di Pirro? Il tuo avversario ribalta improvvisamente il tuo apparente vantaggio contro di te?</text:span></text:p>
      <text:p text:style-name="P72">Poiché è una mossa di progresso, il tuo bonus al tiro è definito in base al numero di caselle riempite nella barra di progresso del tuo avversario (singolo o branco). L’impeto (positivo o negativo) non ha effetto su questo tiro.</text:p>
      <text:p text:style-name="P72">Puoi <text:span text:style-name="T1">“Terminare il combattimento”</text:span> solo dopo essere andato a segno con un <text:span text:style-name="T51">successo pieno</text:span><text:span text:style-name="T119"> </text:span>in una mossa precedente, che può essere una mossa qualsiasi, ma dovrebbe essere descritta come una manovra o una risposta decisiva, con l’obiettivo di chiudere la contesa.</text:p>
      <text:p text:style-name="P72">Se ti trovi in difficoltà a causa di una serie di <text:span text:style-name="T51">successi deboli</text:span><text:span text:style-name="T119"> </text:span>e <text:span text:style-name="T51">fallimenti</text:span>, impossibilitato ad attivare questa mossa, valuta di aumentare e poi bruciare impeto per riottenere il controllo. Usa le tue caratteristiche e le tue risorse preferite per aumentare le tue probabilità di successo. Tieni comunque presente che <text:span text:style-name="T1">“Terminare il combattimento”</text:span> non è l’unico modo per chiudere una scena di combattimento: puoi fuggire, puoi arrenderti, puoi negoziare o chiedere la resa. <text:span text:style-name="T1">“Terminare il combattimento”</text:span> rappresenta la conclusione di un combattimento sanguinario e disperato, in cui entrambe le parti vogliono lottare sino allo sfinimento.</text:p>
      <text:p text:style-name="P72">Con un <text:span text:style-name="T51">successo pieno</text:span>, immagina come questo avversario è sconfitto. Se ti trovi ancora di fronte ad altri avversari (con barre di progresso separate), ottieni l’iniziativa e il combattimento prosegue.</text:p>
      <text:p text:style-name="P72">Con un <text:span text:style-name="T51">successo debole</text:span>, la tua vittoria ha un prezzo. Scegli uno degli esiti elencati in base alle circostanze. Poi, considera le implicazioni narrative della tua scelta e il loro impatto su ciò che sta per accadere.</text:p>
      <text:p text:style-name="P72">Se <text:span text:style-name="T51">fallisci</text:span>, dovresti affrontare una conseguenza drammatica e terribile: vieni catturato? Ferito mortalmente e dato per morto? Qualcuno sotto la tua protezione viene ucciso? Un obiettivo o un giuramento importante sono perduti? Fai la scelta più appropriata alla situazione e alle intenzioni del tuo avversario, oppure tira sulla tabella di <text:span text:style-name="T1">“Pagare il prezzo”</text:span> e interpreta il risultato come grave. Fai in modo che faccia male.</text:p>
      <text:p text:style-name="P72">Quando tu e i tuoi alleati combattente un avversario comune, condividete una barra di progresso. Chiunque di voi può tentare di <text:span text:style-name="T1">“Terminare il combattimento”</text:span>. In caso di <text:span text:style-name="T51">successo debole</text:span><text:span text:style-name="T119"> </text:span>o <text:span text:style-name="T51">fallimento</text:span>, considerate come la scelta di chi esegue la mossa si ripercuote sul gruppo e chi paga il prezzo, in base alla situazione.</text:p>
      <text:p text:style-name="P72"/>
      <text:p text:style-name="P52">Dare battaglia</text:p>
      <text:p text:style-name="P72">Questa mossa è usata come alternativa a una scena di combattimento dettagliata. Quando non vuoi scendere nei dettagli e risolvere un combattimento con un solo tiro, esegui questa mossa.</text:p>
      <text:p text:style-name="P72">Prima di tutto, considera il tuo obiettivo. Stai cercando di sconfiggere i tuoi avversari? Trattenerli fino all’arrivo di rinforzi? Difendere una persona o un luogo? Raggiungere una posizione? Immagina la situazione, la tua strategia e cosa vuoi guadagnare o evitare.</text:p>
      <text:p text:style-name="P72">Poi, tira e immagina l’esito. Un <text:span text:style-name="T52">successo pieno</text:span> è un successo incondizionato: i tuoi avversari sono sconfitti, si arrendono, fuggono o rinunciano al loro obiettivo, come più appropriato alla situazione e al tuo scopo nel combattimento.</text:p>
      <text:p text:style-name="P72">Un <text:span text:style-name="T52">successo </text:span><text:span text:style-name="T26">debole </text:span>significa che hai raggiunto il tuo obiettivo complessivo, ma ad un prezzo. Poiché questa è la risoluzione di una scena prolungata, il prezzo da pagare dovrebbe essere drammatico e significativo, ad esempio subire un ammontare significativo di danno, fallire in un obiettivo secondario o incontrare un nuovo pericolo o una nuova complicazione. In caso di dubbio, tira sulla tabella di <text:span text:style-name="T1">“Pagare il prezzo”</text:span>, oppure scegli tra le opzioni del <text:span text:style-name="T52">successo </text:span><text:span text:style-name="T26">debole</text:span> della mossa <text:span text:style-name="T1">“Terminare il combattimento”</text:span>.</text:p>
      <text:p text:style-name="P72"><text:span text:style-name="T120">Un </text:span><text:span text:style-name="T52">fallimento</text:span><text:span text:style-name="T120"> </text:span>con <text:span text:style-name="T24">“Dare battaglia”</text:span> dovrebbe avere pesanti ripercussioni sul tuo personaggio e sulla tua <text:span text:style-name="T120">missione</text:span>: il tuo obiettivo è irraggiungibile. Cosa significa? Sei stato catturato? Gravemente ferito? Non hai salvato una persona cara? L’insediamento è travolto dai razziatori? Devi <text:span text:style-name="T1">“Rinunciare al tuo giuramento”</text:span>? Considera la situazione e le intenzioni del tuo avversario, quindi <text:span text:style-name="T1">“Paga il prezzo”</text:span>. Fai in modo che faccia male.</text:p>
      <text:p text:style-name="P72">Usa la mossa <text:span text:style-name="T25">“Dare battaglia”</text:span> come preferisci. Se la tua storia non mette in evidenza i combattimenti o se, in generale, preferisci gestire gli scontri in maniera astratta, puoi usare solo questa mossa. Puoi anche usarla nel mezzo di una scena più ampia: forse <text:span text:style-name="T1">“Dai battaglia”</text:span> per togliere di mezzo alla svelta avversari di poco conto, mentre poi gestisci lo scontro con il loro comandante seguendo le mosse di combattimento standard. Alternare <text:span text:style-name="T1">“Dare battaglia”</text:span> e scene di combattimento più dettagliate può aiutarti a gestire il ritmo delle tue sessioni di gioco e lasciarti concentrat<text:span text:style-name="T120">o</text:span> su ciò che è interessante o importante.</text:p>
      <text:p text:style-name="P72"/>
      <text:p text:style-name="P75">DARE BATTAGLIA INSIEME AGLI ALLEATI</text:p>
      <text:p text:style-name="P72">Quando tu e i tuoi alleati combattete insieme, solo uno di voi esegue la mossa. Gli altri possono <text:span text:style-name="T1">“Aiutare un alleato”</text:span>, usando le caratteristiche secondo il modo descritto in <text:span text:style-name="T1">“Dare battaglia”</text:span>. Risolvi prima le mosse di aiuto, poi <text:span text:style-name="T1">“Dare battaglia”</text:span>.</text:p>
      <text:p text:style-name="P72">Con un <text:span text:style-name="T53">successo pieno</text:span>, tutti ottengono i benefici narrativi, ma solo chi esegue la mossa prende impeto. Con un <text:span text:style-name="T53">successo debole</text:span><text:span text:style-name="T121"> </text:span>o <text:span text:style-name="T121">un </text:span><text:span text:style-name="T53">fallimento</text:span>, tutti subite un esito appropriato alla situazione. In caso di dubbio, <text:span text:style-name="T1">“Chiedete all’</text:span><text:span text:style-name="T21">O</text:span><text:span text:style-name="T1">racolo”</text:span>.</text:p>
      <text:p text:style-name="P72"/>
      <text:p text:style-name="P72"/>
      <text:p text:style-name="P72"/>
      <text:p text:style-name="P45"><text:soft-page-break/>ALTRE MOSSE IN COMBATTIMENTO</text:p>
      <text:p text:style-name="P72">Durante un combattimento non ti affiderai solo alle mosse di combattimento. Esegui altre mosse adatte alla situazione, ai tuoi intenti e alle azioni dei tuoi avversari.</text:p>
      <text:p text:style-name="P76"/>
      <text:p text:style-name="P76">AFFRONTARE UN PERICOLO</text:p>
      <text:p text:style-name="P72">Esegui questa mossa quando cerchi di evitare o superare un ostacolo in combattimento, o quando ti concentri sulla difesa:</text:p>
      <text:p text:style-name="P72">⦁ <text:s text:c="2"/><text:span text:style-name="T122">O</text:span>ltrepassi un canale con un salto mentre cavalchi verso la battaglia? <text:span text:style-name="T1">“Affronta un pericolo”</text:span> +<text:span text:style-name="T122">destrezza</text:span>;</text:p>
      <text:p text:style-name="P72">⦁ <text:s text:c="2"/><text:span text:style-name="T122">Un </text:span>enorme orso mostruoso ruggisce, sputando fiotti di bava. Raccoglierai il coraggio per affrontare questa belva terrificante? <text:span text:style-name="T1">“Affronta un pericolo”</text:span> +cuore;</text:p>
      <text:p text:style-name="P72">⦁ <text:s text:c="2"/><text:span text:style-name="T122">S</text:span>ollevi lo scudo quando il razziatore sferra il suo attacco, mantenendo la posizione nonostante gli incessanti colpi d’ascia? <text:span text:style-name="T1">“Affronta un pericolo”</text:span> + ferro.</text:p>
      <text:p text:style-name="P72">Se è una mossa proattiva, cioè stai superando un ostacolo, eseguila quando hai l’iniziativa; se è reattiva, cioè stai cercando di evitare una minaccia immediata, è probabile che l’iniziativa sia del tuo avversario.</text:p>
      <text:p text:style-name="P72">Quando <text:span text:style-name="T1">“Affrontare un pericolo”</text:span> anziché <text:span text:style-name="T1">“Scontrarsi”</text:span> di fronte a un attacco? Se rispondi colpo su colpo, probabilmente ti stai <text:span text:style-name="T1">“Scontrando”</text:span>; se ti concentri sulla difesa, schivando, riparandoti dietro lo scudo o guadagnando una copertura, allora stai <text:span text:style-name="T1">“Affrontando un pericolo”</text:span>. Quest’ultima è meno rischiosa, perché puoi sfruttare una caratteristica favorita e le penalità in caso di <text:span text:style-name="T54">successo debole</text:span><text:span text:style-name="T122"> </text:span>sono relativamente leggere. A differenza di <text:span text:style-name="T1">“Scontrarsi”</text:span>, non avrai occasione di infliggere immediatamente danno in caso di colpo a segno, ma un <text:span text:style-name="T54">successo pieno</text:span><text:span text:style-name="T122"> </text:span>con <text:span text:style-name="T1">“Affrontare un pericolo”</text:span> può comunque metterti in una buona posizione per la prossima mossa.</text:p>
      <text:p text:style-name="P72">Probabilmente <text:span text:style-name="T1">“Affronterai un pericolo”</text:span> anche quando il tuo avversario cercherà di guadagnare un vantaggio con un’azione diversa da un attacco diretto: si sposta verso gli alberi per guadagnare copertura mentre scaglia una freccia verso di te, cerca di provocare con le parole una tua reazione avventata, ti spinge per farti perdere l’equilibrio e favorire il suo prossimo attacco. Cosa fai? Immaginalo, poi esegui la mossa. Se <text:span text:style-name="T54">fallisci</text:span>, probabilmente subirai una riduzione dell’impeto per rappresentare il contraccolpo. Il tuo avversario ha l’iniziativa e cercherà di sfruttare il suo vantaggio.</text:p>
      <text:p text:style-name="P72"><text:span text:style-name="T1">“Affrontare un pericolo”</text:span> potrebbe anche essere usato per fuggire direttamente dalla battaglia. Se hai la strada libera e i mezzi per scappare, fai questa mossa per vedere se riesci ad allontanarti.</text:p>
      <text:p text:style-name="P72">Infine, nei casi in cui un avversario rappresenta un ostacolo di scarsa rilevanza, <text:span text:style-name="T1">“Affrontare un pericolo”</text:span> può essere usata per evitare il combattimento o per risolvere la tua azione contro un nemico da poco. Ad esempio, puoi <text:span text:style-name="T1">“Affrontare un pericolo”</text:span> per aggirare furtivamente un avversario o allontanarti di corsa da un potenziale combattimento. Se stai affrontando un avversario minore da una posizione di netto vantaggio, ad esempio se stai scoccando frecce da un nascondiglio, puoi <text:span text:style-name="T1">“Affrontare un pericolo”</text:span> per vedere cosa succede. In entrambi i casi, andare a vuoto con la mossa potrebbe obbligarti a “<text:span text:style-name="T122">Entrare </text:span>nella mischia”.</text:p>
      <text:p text:style-name="P72"/>
      <text:p text:style-name="P76">ASSICURARSI UN VANTAGGIO</text:p>
      <text:p text:style-name="P72">Questa mossa è effettuata in combattimento quando cerchi di ottenere una qualche leva, di migliorare la tua posizione o di preparare un’altra mossa:</text:p>
      <text:p text:style-name="P72">⦁ <text:s text:c="2"/><text:span text:style-name="T123">P</text:span>rendi con attenzione la mira prima di tirare? <text:span text:style-name="T1">“Assicurati un vantaggio”</text:span> +ingegno;</text:p>
      <text:p text:style-name="P72">⦁ <text:s text:c="2"/><text:span text:style-name="T123">C</text:span>erchi con un’abile finta di sbilanciare il tuo avversario e crearti uno spiraglio? <text:span text:style-name="T1">“Assicurati un vantaggio”</text:span> +ombra;</text:p>
      <text:p text:style-name="P72">⦁ <text:s text:c="2"/><text:span text:style-name="T123">C</text:span>erchi di demoralizzare il tuo avversario con un grido intimidatorio mentre carichi? <text:span text:style-name="T1">“Assicurati un vantaggio”</text:span> +ferro.</text:p>
      <text:p text:style-name="P72"><text:span text:style-name="T1">“Assicurarsi un vantaggio”</text:span> può essere usata quando hai l’iniziativa o come modo per guadagnare una posizione favorevole prima dello scontro. Meccanicamente è una mossa potente per aumentare il tuo impeto, in vista di una mossa decisiva. Narrativamente, è un ottimo modo per portare in scena azioni cinematografiche.</text:p>
      <text:p text:style-name="P72">Quando vuoi <text:span text:style-name="T1">“Assicurarti un vantaggio”</text:span>, immagina la situazione. Considera il terreno, le tue armi, la tua posizione, il tuo stile di combattimento e il tuo approccio. Considera il tuo avversario, le sue tattiche e la sua prontezza. Dove c’è un’opportunità? Immagina la tua azione, poi esegui la mossa.</text:p>
      <text:p text:style-name="P72"/>
      <text:p text:style-name="P76">COSTRINGERE</text:p>
      <text:p text:style-name="P72"><text:span text:style-name="T1">“Costringere”</text:span> può essere usata come scorciatoia per chiudere un combattimento. Non devi <text:span text:style-name="T1">“Terminare il combattimento”</text:span> per arrenderti o negoziare la resa, perché <text:span text:style-name="T1">“Terminare il combattimento”</text:span> è l’esito di una battaglia disperata e probabilmente sanguinosa. Se tu o il tuo avversario avete altri obiettivi, prova con <text:span text:style-name="T1">“Costringere”</text:span>:</text:p>
      <text:p text:style-name="P72">⦁ <text:s text:c="2"/><text:span text:style-name="T123">P</text:span>rovi a costringere il tuo avversario alla resa? <text:span text:style-name="T1">“Costringi”</text:span> +ferro;</text:p>
      <text:p text:style-name="P72">⦁ <text:s text:c="2"/><text:span text:style-name="T123">P</text:span>rovi ad arrenderti, a ragionare o a negoziare? <text:span text:style-name="T1">“Costringi”</text:span> +cuore;</text:p>
      <text:p text:style-name="P72">⦁ <text:s text:c="2"/><text:span text:style-name="T123">C</text:span>onvinci il tuo avversario ad abbandonare il combattimento con l’inganno? <text:span text:style-name="T1">“Costringi”</text:span> +ombra.</text:p>
      <text:p text:style-name="P72"><text:span text:style-name="T1">“Costringere”</text:span> deve essere sostenuto dalla narrazione. Quali sono le intenzioni del tuo avversario? Cosa prova per te? Sei un nemico odiato? Un potenziale pasto? Cosa è disposto a rischiare? Il combattimento stava volgendo a tuo o a suo favore? Che leva hai nei suoi confronti? Se non può ottenere nessun beneficio, non puoi eseguire questa mossa. Se non sei sicuro, <text:span text:style-name="T1">“Chiedi all’</text:span><text:span text:style-name="T22">O</text:span><text:span text:style-name="T1">racolo”</text:span> prima di <text:span text:style-name="T1">“Costringere”</text:span>.</text:p>
      <text:p text:style-name="P72"><text:span text:style-name="T1">“Costringere”</text:span> può essere usato proattivamente (quando hai l’iniziativa) o reattivamente (quando il tuo avversario ha l’iniziativa), in base alle circostanze. Offrire la resa è una risposta reattiva e può essere fatta quando non hai l’iniziativa, mentre cercare di <text:span text:style-name="T1">“Costringere”</text:span> il tuo avversario ad abbandonare le armi è una mossa proattiva, da eseguire quando hai il controllo.</text:p>
      <text:p text:style-name="P72"/>
      <text:p text:style-name="P76">AIUTARE UN ALLEATO</text:p>
      <text:p text:style-name="P72">Questa mossa è la scelta più ovvia quando vuoi potenziare le azioni di un tuo alleato. Immagina cosa fai per aiutarlo, poi <text:span text:style-name="T1">“Assicurati un vantaggio”</text:span> e concedi al tuo alleato i benefici del risultato.</text:p>
      <text:p text:style-name="P72">Dovresti avere l’iniziativa prima di provare ad <text:span text:style-name="T1">“Aiutare un alleato”</text:span>. Con un <text:span text:style-name="T55">successo pieno</text:span>, entrambi mantenete o prendete l’iniziativa: si tratta di un grande vantaggio per l’alleato, qualora fosse stato in difficoltà nell’ottenere progressi contro il suo avversario. Con un <text:span text:style-name="T55">successo debole</text:span><text:span text:style-name="T123"> </text:span>o <text:span text:style-name="T123">un </text:span><text:span text:style-name="T55">fallimento</text:span>, entrambi perdete l’iniziativa.</text:p>
      <text:p text:style-name="P72"/>
      <text:p text:style-name="P72"/>
      <text:p text:style-name="P72"/>
      <text:p text:style-name="P77"><text:soft-page-break/>MOSSE DI SOFFERENZA</text:p>
      <text:p text:style-name="P72">Esegui le mosse di sofferenza appropriate quando affronti gli esiti delle tue azioni in una scena di combattimento.</text:p>
      <text:p text:style-name="P73">Se ottieni un <text:span text:style-name="T55">successo pieno</text:span> con una mossa di sofferenza, potresti mantenere o prendere l’iniziativa, anche se hai ottenuto un <text:span text:style-name="T55">successo debole</text:span> o <text:span text:style-name="T123">un </text:span><text:span text:style-name="T55">fallimento </text:span>nella mossa precedente. Tuttavia, questa opportunità non cancella la narrazione: se sei fuori combattimento e <text:span text:style-name="T1">“Affronti la morte”</text:span>, probabilmente non potrai tornare in battaglia. Se ottieni un <text:span text:style-name="T55">successo pieno </text:span>o in una mossa di sofferenza, considera cosa accade e quali mosse puoi fare nella situazione attuale.</text:p>
      <text:p text:style-name="P76"/>
      <text:p text:style-name="P76">PAGARE IL PREZZO</text:p>
      <text:p text:style-name="P72">Essere obbligato a <text:span text:style-name="T1">“Subire danno”</text:span> è il risultato più ovvio quando devi <text:span text:style-name="T1">“Pagare il prezzo”</text:span> in un combattimento, ma in una situazione di battaglia dinamica può succedere molto di più: perdi l’equilibrio, lasci cadere un’arma, il tuo scudo è spezzato, un obiettivo è perduto, un compagno o un alleato è ferito, sei messo in una posizione pericolosa, una nuova minaccia si rivela.</text:p>
      <text:p text:style-name="P72">Alterna queste conseguenze, rendi il combattimento entusiasmante e scenografico. Qualunque cosa succeda, rendi l’esito qualcosa che avresti evitato. In caso di dubbio, tira sulla tabella di <text:span text:style-name="T1">“Pagare il prezzo”</text:span> o <text:span text:style-name="T1">“Chiedi all’</text:span><text:span text:style-name="T23">O</text:span><text:span text:style-name="T1">racolo”</text:span>.</text:p>
      <text:p text:style-name="P72"/>
      <text:p text:style-name="P76">CHIEDI ALL’ORACOLO</text:p>
      <text:p text:style-name="P72">Puoi <text:span text:style-name="T1">“Chiedere all’</text:span><text:span text:style-name="T23">O</text:span><text:span text:style-name="T1">racolo”</text:span> gli obiettivi, le tattiche e le azioni specifiche dei tuoi avversari. L’<text:span text:style-name="T124">O</text:span>racolo può anche aiutarti a determinare l’esito degli eventi o a introdurre nuovi colpi di scena.</text:p>
      <text:p text:style-name="P72">Una questa mossa con moderazione e affidati al tuo istinto nella maggior parte dei casi. Le tue azioni scatenano reazioni. Chi stai affrontando? Cosa vuole? Cosa farà ora? Solitamente, la prima cosa che ti viene in mente è corretta.</text:p>
      <text:p text:style-name="P72"><text:span text:style-name="T124">C’è</text:span> <text:span text:style-name="T124">un </text:span>capitolo <text:span text:style-name="T124">dell’Oracolo </text:span>dedicato <text:span text:style-name="T124">a</text:span>l combattimento, che puoi usare per vedere le azioni o reazioni di un <text:span text:style-name="T124">NPC</text:span> <text:span text:style-name="T124">durante</text:span> <text:span text:style-name="T124">la</text:span> <text:span text:style-name="T124">battaglia</text:span>. Puoi anche sfruttare la descrizione delle tattiche del tuo avversario per guidare il suo comportamento.</text:p>
      <text:p text:style-name="P72">Tieni presente l’ambiente circostante e gli altri personaggi. Fai domande. Posso ottenere copertura qui? Le acque del fiume sono sufficientemente basse da essere guadate? Gli abitanti del villaggio scappano? Considera le azioni del tuo avversario e le tue opportunità nel contesto della situazione.</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odesto Poster" svg:font-family="'Modesto Poster'"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0T09:57:49.821000000</meta:creation-date>
    <dc:date>2023-08-12T13:09:06.417000000</dc:date>
    <meta:editing-duration>PT12H9M7S</meta:editing-duration>
    <meta:editing-cycles>79</meta:editing-cycles>
    <meta:generator>LibreOffice/7.5.5.2$Windows_X86_64 LibreOffice_project/ca8fe7424262805f223b9a2334bc7181abbcbf5e</meta:generator>
    <meta:document-statistic meta:table-count="0" meta:image-count="0" meta:object-count="0" meta:page-count="12" meta:paragraph-count="333" meta:word-count="11232" meta:character-count="71154" meta:non-whitespace-character-count="60220"/>
  </office:meta>
</office:document-meta>
</file>